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0.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100000000000024F000001E0D67429AC811386A9.jpg" manifest:media-type="image/jpeg"/>
  <manifest:file-entry manifest:full-path="Pictures/TablePreview22.svm" manifest:media-type=""/>
  <manifest:file-entry manifest:full-path="Pictures/TablePreview2.svm" manifest:media-type=""/>
  <manifest:file-entry manifest:full-path="Pictures/TablePreview24.svm" manifest:media-type=""/>
  <manifest:file-entry manifest:full-path="Pictures/TablePreview4.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TablePreview23.svm" manifest:media-type=""/>
  <manifest:file-entry manifest:full-path="Pictures/TablePreview3.svm" manifest:media-type=""/>
  <manifest:file-entry manifest:full-path="Pictures/TablePreview5.svm" manifest:media-type=""/>
  <manifest:file-entry manifest:full-path="Pictures/10000001000000B0000000B0A4D41C227492DAD6.png" manifest:media-type="image/png"/>
  <manifest:file-entry manifest:full-path="Pictures/TablePreview6.svm" manifest:media-type=""/>
  <manifest:file-entry manifest:full-path="Pictures/TablePreview7.svm" manifest:media-type=""/>
  <manifest:file-entry manifest:full-path="Pictures/TablePreview10.svm" manifest:media-type=""/>
  <manifest:file-entry manifest:full-path="Pictures/TablePreview8.svm" manifest:media-type=""/>
  <manifest:file-entry manifest:full-path="Pictures/TablePreview11.svm" manifest:media-type=""/>
  <manifest:file-entry manifest:full-path="Pictures/TablePreview9.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system" style:font-pitch="variable" style:font-charset="x-symbol"/>
    <style:font-face style:name="Arial Unicode MS2" svg:font-family="'Arial Unicode MS'" style:font-pitch="variable" style:font-charset="x-symbol"/>
    <style:font-face style:name="Arial Unicode MS3" svg:font-family="'Arial Unicode MS'"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family-generic="roman"/>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decorative"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ans5"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charset="x-symbol"/>
    <style:font-face style:name="Microsoft YaHei2" svg:font-family="'Microsoft YaHei'" style:font-family-generic="system" style:font-pitch="variable" style:font-charset="x-symbol"/>
    <style:font-face style:name="Microsoft YaHei3"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pitch="variable"/>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charset="x-symbol"/>
    <style:font-face style:name="OpenSymbol3" svg:font-family="OpenSymbol" style:font-pitch="variable" style:font-charset="x-symbol"/>
    <style:font-face style:name="OpenSymbol4" svg:font-family="OpenSymbol" style:font-adornments="Regular" style:font-charset="x-symbol"/>
    <style:font-face style:name="Segoe UI" svg:font-family="'Segoe UI'" style:font-family-generic="system" style:font-pitch="variable"/>
    <style:font-face style:name="Segoe UI1" svg:font-family="'Segoe UI'"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vg:font-family="'Source Code Pro'" style:font-pitch="variable"/>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Source Code Pro1" svg:font-family="'Source Code Pro'" style:font-pitch="fixed"/>
    <style:font-face style:name="Tahoma" svg:font-family="Tahoma" style:font-family-generic="system" style:font-pitch="variable"/>
    <style:font-face style:name="Tahoma1" svg:font-family="Tahoma" style:font-family-generic="roman"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1cm" style:use-optimal-column-width="false"/>
    </style:style>
    <style:style style:name="ro1" style:family="table-row">
      <style:table-row-properties style:row-height="7.074cm" style:use-optimal-row-height="false"/>
    </style:style>
    <style:style style:name="ro2" style:family="table-row">
      <style:table-row-properties style:row-height="5.969cm" style:use-optimal-row-height="false"/>
    </style:style>
    <style:style style:name="ro3" style:family="table-row">
      <style:table-row-properties style:row-height="2.356cm" style:use-optimal-row-height="false"/>
    </style:style>
    <style:style style:name="ro4" style:family="table-row">
      <style:table-row-properties style:row-height="5.013cm" style:use-optimal-row-height="false"/>
    </style:style>
    <style:style style:name="ro5" style:family="table-row">
      <style:table-row-properties style:row-height="3.853cm" style:use-optimal-row-height="false"/>
    </style:style>
    <style:style style:name="ro6" style:family="table-row">
      <style:table-row-properties style:row-height="2.682cm" style:use-optimal-row-height="false"/>
    </style:style>
    <style:style style:name="ro7" style:family="table-row">
      <style:table-row-properties style:row-height="3.851cm" style:use-optimal-row-height="false"/>
    </style:style>
    <style:style style:name="ro8" style:family="table-row">
      <style:table-row-properties style:row-height="3.694cm" style:use-optimal-row-height="false"/>
    </style:style>
    <style:style style:name="ro9" style:family="table-row">
      <style:table-row-properties style:row-height="3.195cm" style:use-optimal-row-height="false"/>
    </style:style>
    <style:style style:name="ro10" style:family="table-row">
      <style:table-row-properties style:row-height="4.813cm" style:use-optimal-row-height="false"/>
    </style:style>
    <style:style style:name="ro11" style:family="table-row">
      <style:table-row-properties style:row-height="3.697cm" style:use-optimal-row-height="false"/>
    </style:style>
    <style:style style:name="ro12" style:family="table-row">
      <style:table-row-properties style:row-height="4.001cm" style:use-optimal-row-height="false"/>
    </style:style>
    <style:style style:name="ro13" style:family="table-row">
      <style:table-row-properties style:row-height="5.785cm" style:use-optimal-row-height="false"/>
    </style:style>
    <style:style style:name="ro14" style:family="table-row">
      <style:table-row-properties style:row-height="5.637cm" style:use-optimal-row-height="false"/>
    </style:style>
    <style:style style:name="ro15" style:family="table-row">
      <style:table-row-properties style:row-height="2.471cm" style:use-optimal-row-height="false"/>
    </style:style>
    <style:style style:name="ro16" style:family="table-row">
      <style:table-row-properties style:row-height="6.394cm" style:use-optimal-row-height="false"/>
    </style:style>
    <style:style style:name="ro17" style:family="table-row">
      <style:table-row-properties style:row-height="6.502cm" style:use-optimal-row-height="false"/>
    </style:style>
    <style:style style:name="ro18" style:family="table-row">
      <style:table-row-properties style:row-height="3.686cm" style:use-optimal-row-height="false"/>
    </style:style>
    <style:style style:name="ro19" style:family="table-row">
      <style:table-row-properties style:row-height="4.25cm" style:use-optimal-row-height="false"/>
    </style:style>
    <style:style style:name="ro20" style:family="table-row">
      <style:table-row-properties style:row-height="7.459cm" style:use-optimal-row-height="false"/>
    </style:style>
    <style:style style:name="ro21" style:family="table-row">
      <style:table-row-properties style:row-height="7.729cm" style:use-optimal-row-height="false"/>
    </style:style>
    <style:style style:name="ro22" style:family="table-row">
      <style:table-row-properties style:row-height="3.459cm" style:use-optimal-row-height="false"/>
    </style:style>
    <style:style style:name="ro23" style:family="table-row">
      <style:table-row-properties style:row-height="4.211cm" style:use-optimal-row-height="false"/>
    </style:style>
    <style:style style:name="ro24" style:family="table-row">
      <style:table-row-properties style:row-height="4.451cm" style:use-optimal-row-height="false"/>
    </style:style>
    <style:style style:name="ro25" style:family="table-row">
      <style:table-row-properties style:row-height="5.106cm" style:use-optimal-row-height="false"/>
    </style:style>
    <style:style style:name="ro26" style:family="table-row">
      <style:table-row-properties style:row-height="5.842cm" style:use-optimal-row-height="false"/>
    </style:style>
    <style:style style:name="ro27" style:family="table-row">
      <style:table-row-properties style:row-height="3.321cm" style:use-optimal-row-height="false"/>
    </style:style>
    <style:style style:name="ro28" style:family="table-row">
      <style:table-row-properties style:row-height="6.755cm" style:use-optimal-row-height="false"/>
    </style:style>
    <style:style style:name="ro29" style:family="table-row">
      <style:table-row-properties style:row-height="5.319cm" style:use-optimal-row-height="false"/>
    </style:style>
    <style:style style:name="ro30" style:family="table-row">
      <style:table-row-properties style:row-height="5.262cm" style:use-optimal-row-height="false"/>
    </style:style>
    <style:style style:name="ro31" style:family="table-row">
      <style:table-row-properties style:row-height="10.162cm" style:use-optimal-row-height="false"/>
    </style:style>
    <style:style style:name="ro32" style:family="table-row">
      <style:table-row-properties style:row-height="5.854cm" style:use-optimal-row-height="false"/>
    </style:style>
    <style:style style:name="ro33" style:family="table-row">
      <style:table-row-properties style:row-height="4.278cm" style:use-optimal-row-height="false"/>
    </style:style>
    <style:style style:name="ro34" style:family="table-row">
      <style:table-row-properties style:row-height="5.32cm" style:use-optimal-row-height="false"/>
    </style:style>
    <style:style style:name="ro35" style:family="table-row">
      <style:table-row-properties style:row-height="4.728cm" style:use-optimal-row-height="false"/>
    </style:style>
    <style:style style:name="ro36" style:family="table-row">
      <style:table-row-properties style:row-height="4.846cm" style:use-optimal-row-height="false"/>
    </style:style>
    <style:style style:name="ro37" style:family="table-row">
      <style:table-row-properties style:row-height="5.878cm" style:use-optimal-row-height="false"/>
    </style:style>
    <style:style style:name="ro38" style:family="table-row">
      <style:table-row-properties style:row-height="1.428cm" style:use-optimal-row-height="false"/>
    </style:style>
    <style:style style:name="ro39" style:family="table-row">
      <style:table-row-properties style:row-height="1.472cm" style:use-optimal-row-height="false"/>
    </style:style>
    <style:style style:name="ro40" style:family="table-row">
      <style:table-row-properties style:row-height="1.567cm" style:use-optimal-row-height="false"/>
    </style:style>
    <style:style style:name="ro41" style:family="table-row">
      <style:table-row-properties style:row-height="4.718cm" style:use-optimal-row-height="false"/>
    </style:style>
    <style:style style:name="ro42" style:family="table-row">
      <style:table-row-properties style:row-height="3.687cm" style:use-optimal-row-height="false"/>
    </style:style>
    <style:style style:name="ro43" style:family="table-row">
      <style:table-row-properties style:row-height="2.527cm" style:use-optimal-row-height="false"/>
    </style:style>
    <style:style style:name="ro44" style:family="table-row">
      <style:table-row-properties style:row-height="2.199cm" style:use-optimal-row-height="false"/>
    </style:style>
    <style:style style:name="ro45" style:family="table-row">
      <style:table-row-properties style:row-height="4.11cm" style:use-optimal-row-height="false"/>
    </style:style>
    <style:style style:name="ro46" style:family="table-row">
      <style:table-row-properties style:row-height="2.384cm" style:use-optimal-row-height="false"/>
    </style:style>
    <style:style style:name="ro47" style:family="table-row">
      <style:table-row-properties style:row-height="2.596cm" style:use-optimal-row-height="false"/>
    </style:style>
    <style:style style:name="ro48" style:family="table-row">
      <style:table-row-properties style:row-height="3.343cm" style:use-optimal-row-height="false"/>
    </style:style>
    <style:style style:name="ro49" style:family="table-row">
      <style:table-row-properties style:row-height="5.368cm" style:use-optimal-row-height="false"/>
    </style:style>
    <style:style style:name="ro50" style:family="table-row">
      <style:table-row-properties style:row-height="4.356cm" style:use-optimal-row-height="false"/>
    </style:style>
    <style:style style:name="ro51" style:family="table-row">
      <style:table-row-properties style:row-height="2.332cm" style:use-optimal-row-height="false"/>
    </style:style>
    <style:style style:name="ro52" style:family="table-row">
      <style:table-row-properties style:row-height="1.484cm" style:use-optimal-row-height="false"/>
    </style:style>
    <style:style style:name="ro53" style:family="table-row">
      <style:table-row-properties style:row-height="2.623cm" style:use-optimal-row-height="false"/>
    </style:style>
    <style:style style:name="ro54" style:family="table-row">
      <style:table-row-properties style:row-height="1.231cm" style:use-optimal-row-height="false"/>
    </style:style>
    <style:style style:name="ro55" style:family="table-row">
      <style:table-row-properties style:row-height="2.425cm" style:use-optimal-row-height="false"/>
    </style:style>
    <style:style style:name="ro56" style:family="table-row">
      <style:table-row-properties style:row-height="5.591cm" style:use-optimal-row-height="false"/>
    </style:style>
    <style:style style:name="ro57" style:family="table-row">
      <style:table-row-properties style:row-height="11.087cm" style:use-optimal-row-height="false"/>
    </style:style>
    <style:style style:name="ro58" style:family="table-row">
      <style:table-row-properties style:row-height="4.312cm" style:use-optimal-row-height="false"/>
    </style:style>
    <style:style style:name="ro59" style:family="table-row">
      <style:table-row-properties style:row-height="2.28cm" style:use-optimal-row-height="false"/>
    </style:style>
    <style:style style:name="ro60" style:family="table-row">
      <style:table-row-properties style:row-height="5.034cm" style:use-optimal-row-height="false"/>
    </style:style>
    <style:style style:name="ro61" style:family="table-row">
      <style:table-row-properties style:row-height="8.085cm" style:use-optimal-row-height="false"/>
    </style:style>
    <style:style style:name="ro62" style:family="table-row">
      <style:table-row-properties style:row-height="5.773cm" style:use-optimal-row-height="false"/>
    </style:style>
    <style:style style:name="ro63" style:family="table-row">
      <style:table-row-properties style:row-height="4.431cm" style:use-optimal-row-height="false"/>
    </style:style>
    <style:style style:name="ro64" style:family="table-row">
      <style:table-row-properties style:row-height="5.194cm" style:use-optimal-row-height="false"/>
    </style:style>
    <style:style style:name="ro65" style:family="table-row">
      <style:table-row-properties style:row-height="8.267cm" style:use-optimal-row-height="false"/>
    </style:style>
    <style:style style:name="ro66" style:family="table-row">
      <style:table-row-properties style:row-height="4.311cm" style:use-optimal-row-height="false"/>
    </style:style>
    <style:style style:name="ro67" style:family="table-row">
      <style:table-row-properties style:row-height="2.862cm" style:use-optimal-row-height="false"/>
    </style:style>
    <style:style style:name="ro68" style:family="table-row">
      <style:table-row-properties style:row-height="3.774cm" style:use-optimal-row-height="false"/>
    </style:style>
    <style:style style:name="ro69" style:family="table-row">
      <style:table-row-properties style:row-height="6.471cm" style:use-optimal-row-height="false"/>
    </style:style>
    <style:style style:name="ro70" style:family="table-row">
      <style:table-row-properties style:row-height="5.173cm" style:use-optimal-row-height="false"/>
    </style:style>
    <style:style style:name="ro71" style:family="table-row">
      <style:table-row-properties style:row-height="4.74cm" style:use-optimal-row-height="false"/>
    </style:style>
    <style:style style:name="ro72" style:family="table-row">
      <style:table-row-properties style:row-height="4.611cm" style:use-optimal-row-height="false"/>
    </style:style>
    <style:style style:name="ro73" style:family="table-row">
      <style:table-row-properties style:row-height="3.038cm" style:use-optimal-row-height="false"/>
    </style:style>
    <style:style style:name="ro74" style:family="table-row">
      <style:table-row-properties style:row-height="3.008cm" style:use-optimal-row-height="false"/>
    </style:style>
    <style:style style:name="ro75" style:family="table-row">
      <style:table-row-properties style:row-height="1.632cm" style:use-optimal-row-height="false"/>
    </style:style>
    <style:style style:name="ro76" style:family="table-row">
      <style:table-row-properties style:row-height="3.011cm" style:use-optimal-row-height="false"/>
    </style:style>
    <style:style style:name="ro77" style:family="table-row">
      <style:table-row-properties style:row-height="2.083cm" style:use-optimal-row-height="false"/>
    </style:style>
    <style:style style:name="ro78" style:family="table-row">
      <style:table-row-properties style:row-height="2.787cm" style:use-optimal-row-height="false"/>
    </style:style>
    <style:style style:name="ro79" style:family="table-row">
      <style:table-row-properties style:row-height="2.605cm" style:use-optimal-row-height="false"/>
    </style:style>
    <style:style style:name="ro80" style:family="table-row">
      <style:table-row-properties style:row-height="4.532cm" style:use-optimal-row-height="false"/>
    </style:style>
    <style:style style:name="ro81" style:family="table-row">
      <style:table-row-properties style:row-height="3.575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 fo:font-size="18pt" style:font-size-asian="18pt" style:font-size-complex="18pt"/>
    </style:style>
    <style:style style:name="ce3" style:family="table-cell">
      <loext:graphic-properties draw:fill="solid" draw:fill-color="#eeeeee"/>
      <style:paragraph-properties fo:margin-left="0cm" fo:margin-right="0cm" fo:margin-top="0cm" fo:margin-bottom="0cm" fo:text-align="start" fo:text-indent="0cm"/>
      <style:text-properties fo:color="#002377" loext:opacity="100%" style:font-name="Open Sans" fo:font-size="18pt" style:font-size-asian="18pt" style:font-size-complex="18pt"/>
    </style:style>
    <style:style style:name="ce4" style:family="table-cell">
      <loext:graphic-properties draw:fill="solid" draw:fill-color="#eeeeee"/>
      <style:paragraph-properties fo:margin-left="0cm" fo:margin-right="0cm" fo:margin-top="0cm" fo:margin-bottom="0cm" fo:text-indent="0cm"/>
      <style:text-properties fo:color="#002377" loext:opacity="100%" style:font-name="Open Sans" fo:font-size="18pt" style:font-size-asian="18pt" style:font-size-complex="18pt"/>
    </style:style>
    <style:style style:name="ce5" style:family="table-cell">
      <loext:graphic-properties draw:fill="solid" draw:fill-color="#ffe6e6"/>
      <style:paragraph-properties fo:margin-left="0cm" fo:margin-right="0cm" fo:margin-top="0cm" fo:margin-bottom="0cm" fo:text-indent="0cm"/>
      <style:text-properties style:font-name="Open Sans" fo:font-size="18pt" fo:language="en" fo:country="US" fo:font-style="normal" fo:font-weight="normal" style:font-size-asian="18pt" style:font-style-asian="normal" style:font-weight-asian="normal" style:font-size-complex="18pt" style:font-style-complex="normal" style:font-weight-complex="normal"/>
    </style:style>
    <style:style style:name="ce6" style:family="table-cell">
      <loext:graphic-properties draw:fill="solid" draw:fill-color="#ffe6e6"/>
      <style:paragraph-properties fo:margin-left="0cm" fo:margin-right="0cm" fo:margin-top="0cm" fo:margin-bottom="0cm" fo:text-indent="0cm"/>
      <style:text-properties style:font-name="Open Sans" fo:font-size="18pt" fo:language="en" fo:country="US"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ce7"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ce8" style:family="table-cell">
      <loext:graphic-properties draw:fill="solid" draw:fill-color="#ffe6e6"/>
      <style:paragraph-properties fo:margin-left="0cm" fo:margin-right="0cm" fo:margin-top="0cm" fo:margin-bottom="0cm" fo:text-align="start" fo:text-indent="0cm"/>
      <style:text-properties fo:color="#000000" loext:opacity="100%" style:font-name="Open Sans" fo:font-size="18pt" fo:language="en" fo:country="US" fo:font-style="normal" fo:font-weight="normal" style:font-size-asian="18pt" style:font-style-asian="normal" style:font-weight-asian="normal" style:font-size-complex="18pt" style:font-style-complex="normal" style:font-weight-complex="normal"/>
    </style:style>
    <style:style style:name="ce9" style:family="table-cell">
      <loext:graphic-properties draw:fill="solid" draw:fill-color="#ffe6e6"/>
      <style:paragraph-properties fo:margin-left="0cm" fo:margin-right="0cm" fo:margin-top="0cm" fo:margin-bottom="0cm" fo:text-align="start" fo:text-indent="0cm"/>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10"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3" style:family="paragraph">
      <style:paragraph-properties fo:text-align="start"/>
    </style:style>
    <style:style style:name="P4" style:family="paragraph">
      <loext:graphic-properties draw:fill="none" draw:fill-color="#ffffff"/>
      <style:paragraph-properties fo:text-align="start" style:writing-mode="lr-tb"/>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5" style:family="paragraph">
      <style:paragraph-properties fo:text-align="end"/>
    </style:style>
    <style:style style:name="P6" style:family="paragraph">
      <loext:graphic-properties draw:fill="none" draw:fill-color="#ffffff"/>
      <style:paragraph-properties fo:text-align="end" style:writing-mode="lr-tb"/>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7" style:family="paragraph">
      <style:paragraph-properties fo:margin-left="0cm" fo:margin-right="0cm" fo:margin-top="0cm" fo:margin-bottom="0cm" fo:text-indent="0cm"/>
      <style:text-properties fo:language="en" fo:country="GB"/>
    </style:style>
    <style:style style:name="P8" style:family="paragraph">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9"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10" style:family="paragraph">
      <style:text-properties fo:language="en" fo:country="GB"/>
    </style:style>
    <style:style style:name="P11" style:family="paragraph">
      <loext:graphic-properties draw:fill="none" draw:fill-color="#ffffff"/>
      <style:paragraph-properties fo:text-align="start" style:writing-mode="lr-tb"/>
      <style:text-properties fo:color="#c1121f" loext:opacity="100%" style:font-name="Open Sans" fo:font-size="16pt" fo:language="fr" fo:country="FR" fo:font-weight="bold" style:font-size-asian="16pt" style:language-asian="zxx" style:country-asian="none" style:font-weight-asian="bold" style:font-size-complex="16pt" style:language-complex="zxx" style:country-complex="none" style:font-weight-complex="bold"/>
    </style:style>
    <style:style style:name="P12" style:family="paragraph">
      <style:text-properties fo:language="en" fo:country="US"/>
    </style:style>
    <style:style style:name="P13" style:family="paragraph">
      <style:text-properties fo:language="en" fo:country="US" style:language-asian="zxx" style:country-asian="none" style:language-complex="zxx" style:country-complex="none"/>
    </style:style>
    <style:style style:name="P14" style:family="paragraph">
      <style:paragraph-properties fo:margin-left="0cm" fo:margin-right="0cm" fo:margin-top="0cm" fo:margin-bottom="0cm" fo:text-indent="0cm"/>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5" style:family="paragraph">
      <style:paragraph-properties fo:margin-left="0cm" fo:margin-right="0cm" fo:margin-top="0cm" fo:margin-bottom="0cm" fo:text-indent="0cm"/>
      <style:text-properties style:font-name="Open Sans" fo:font-size="18pt" fo:language="en" fo:country="US"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6" style:family="paragraph">
      <style:paragraph-properties fo:text-align="start"/>
      <style:text-properties fo:language="en" fo:country="GB" style:language-asian="zxx" style:country-asian="none" style:language-complex="zxx" style:country-complex="none"/>
    </style:style>
    <style:style style:name="P17" style:family="paragraph">
      <style:paragraph-properties fo:margin-left="0cm" fo:margin-right="0cm" fo:margin-top="0cm" fo:margin-bottom="0cm" fo:line-height="100%" fo:text-align="start" fo:text-indent="0cm"/>
      <style:text-properties fo:language="en" fo:country="US"/>
    </style:style>
    <style:style style:name="P18" style:family="paragraph">
      <style:paragraph-properties fo:text-align="start"/>
      <style:text-properties fo:language="en" fo:country="US"/>
    </style:style>
    <style:style style:name="P19" style:family="paragraph">
      <loext:graphic-properties draw:fill="none" draw:fill-color="#ffffff"/>
    </style:style>
    <style:style style:name="P20"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21" style:family="paragraph">
      <style:paragraph-properties fo:margin-left="0cm" fo:margin-right="0cm" fo:margin-top="0cm" fo:margin-bottom="0cm" fo:text-align="start" fo:text-indent="0cm"/>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indent="0cm"/>
      <style:text-properties fo:language="en" fo:country="GB"/>
    </style:style>
    <style:style style:name="P23" style:family="paragraph">
      <style:paragraph-properties fo:margin-left="0cm" fo:margin-right="0cm" fo:margin-top="0cm" fo:margin-bottom="0cm" fo:line-height="100%" fo:text-align="start" fo:text-indent="0cm"/>
      <style:text-properties fo:language="en" fo:country="GB"/>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language="fr" fo:country="FR" style:language-asian="zxx" style:country-asian="none" style:language-complex="zxx" style:country-complex="none"/>
    </style:style>
    <style:style style:name="T2" style:family="text">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3" style:family="text">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000000" loext:opacity="10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7" style:family="text">
      <style:text-properties fo:color="#c1121f" loext:opacity="100%" style:font-name="Open Sans" fo:font-size="16pt" fo:language="fr" fo:country="FR" fo:font-weight="bold" style:font-size-asian="16pt" style:language-asian="zxx" style:country-asian="none" style:font-weight-asian="bold" style:font-size-complex="16pt" style:language-complex="zxx" style:country-complex="none" style:font-weight-complex="bold"/>
    </style:style>
    <style:style style:name="T8" style:family="text">
      <style:text-properties fo:font-variant="normal" fo:text-transform="none" fo:color="#000000" loext:opacity="100%" style:text-outline="false" style:text-line-through-style="none" style:text-line-through-type="none" style:font-name="Open Sans" fo:font-size="18pt" fo:language="fr" fo:country="FR"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Open Sans" fo:font-size="18pt" fo:language="zxx" fo:country="none"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style:font-name="Source Code Pro1"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1" style:family="text">
      <style:text-properties style:font-name="Source Code Pro1" fo:font-size="18pt" fo:language="zxx" fo:country="none"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font-name="Open Sans"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Source Code Pro1" fo:font-size="18pt" fo:language="zxx" fo:country="none"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Source Code Pro1"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Open Sans" fo:font-size="18pt" fo:language="en" fo:country="US" fo:text-shadow="none" style:text-underline-style="none" style:letter-kerning="true" style:font-name-asian="Microsoft YaHei" style:font-size-asian="18pt" style:language-asian="zxx" style:country-asian="none" style:font-name-complex="Arial Unicode MS" style:font-size-complex="18pt" style:language-complex="zxx" style:country-complex="none"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Source Code Pro1" fo:font-size="18pt" fo:language="zxx" fo:country="none"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Source Code Pro1"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Open Sans"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Open Sans" fo:font-size="18pt" fo:language="en" fo:country="US" fo:font-style="normal" fo:text-shadow="none" style:text-underline-style="none" fo:font-weight="normal" style:letter-kerning="true" style:font-name-asian="Calibri" style:font-size-asian="18pt" style:language-asian="zxx" style:country-asian="none" style:font-style-asian="normal" style:font-weight-asian="normal" style:font-name-complex="Cambria" style:font-size-complex="18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fo:color="#000000" loext:opacity="100%" style:font-name="Open Sans" fo:font-size="18pt" fo:language="en" fo:country="US"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21" style:family="text">
      <style:text-properties fo:color="#000000" loext:opacity="100%"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font-name="Open Sans" fo:font-size="18pt" fo:language="en" fo:country="US" fo:font-style="normal" fo:text-shadow="none" style:text-underline-style="none" fo:font-weight="normal" style:letter-kerning="true" style:font-name-asian="Calibri" style:font-size-asian="18pt" style:language-asian="zxx" style:country-asian="none" style:font-style-asian="normal" style:font-weight-asian="normal" style:font-name-complex="Cambria" style:font-size-complex="18pt" style:language-complex="zxx" style:country-complex="none" style:font-style-complex="normal" style:font-weight-complex="normal" style:text-emphasize="none" style:font-relief="none" style:text-overline-style="none" style:text-overline-color="font-color"/>
    </style:style>
    <style:style style:name="T23" style:family="text">
      <style:text-properties fo:color="#000000" loext:opacity="100%" style:font-name="Open Sans" fo:font-size="18pt" fo:language="en" fo:country="GB" fo:font-style="italic" fo:font-weight="normal"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7"><text:span text:style-name="T4">A popular interview question concerns the four core concepts in object-oriented programming.</text:span></text:p>
              </table:table-cell>
              <table:table-cell table:style-name="ce2"/>
              <table:table-cell table:style-name="ce3"/>
            </table:table-row>
            <table:table-row table:style-name="ro2">
              <table:table-cell table:style-name="ce1">
                <text:p text:style-name="P8"><text:span text:style-name="T4">This concepts are: encapsulation, abstraction, inheritance, and polymorphism.</text:span></text:p>
              </table:table-cell>
              <table:table-cell table:style-name="ce2"/>
              <table:table-cell table:style-name="ce3"/>
            </table:table-row>
            <table:table-row table:style-name="ro3">
              <table:table-cell table:style-name="ce1">
                <text:p text:style-name="P8"><text:span text:style-name="T4">Let's look at each of these concepts.</text:span></text:p>
              </table:table-cell>
              <table:table-cell table:style-name="ce2"/>
              <table:table-cell table:style-name="ce3"/>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4">
              <table:table-cell table:style-name="ce1">
                <text:p text:style-name="P7"><text:span text:style-name="T4">Before object-oriented programming, we had procedural programming that divided a program into a set of functions.</text:span></text:p>
              </table:table-cell>
              <table:table-cell table:style-name="ce2"/>
              <table:table-cell table:style-name="ce3"/>
            </table:table-row>
            <table:table-row table:style-name="ro5">
              <table:table-cell table:style-name="ce1">
                <text:p text:style-name="P8"><text:span text:style-name="T4">So we have data stored in a bunch of variables and functions that operate on the data.</text:span></text:p>
              </table:table-cell>
              <table:table-cell table:style-name="ce2"/>
              <table:table-cell table:style-name="ce3"/>
            </table:table-row>
            <table:table-row table:style-name="ro6">
              <table:table-cell table:style-name="ce1">
                <text:p text:style-name="P8"><text:span text:style-name="T4">This style of programming is very simple and straightforward.</text:span></text:p>
              </table:table-cell>
              <table:table-cell table:style-name="ce2"/>
              <table:table-cell table:style-name="ce3"/>
            </table:table-row>
            <table:table-row table:style-name="ro7">
              <table:table-cell table:style-name="ce1">
                <text:p text:style-name="P8"><text:span text:style-name="T5">Often it's what you learn as part of your first programming subject at the university.</text:span></text:p>
              </table:table-cell>
              <table:table-cell table:style-name="ce2"/>
              <table:table-cell table:style-name="ce3"/>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8">
              <table:table-cell table:style-name="ce1">
                <text:p text:style-name="P10"><text:span text:style-name="T6">But as your programs grow, it will end up with a bunch of functions that are all over the place.</text:span></text:p>
              </table:table-cell>
              <table:table-cell table:style-name="ce2"/>
              <table:table-cell table:style-name="ce4"/>
            </table:table-row>
            <table:table-row table:style-name="ro9">
              <table:table-cell table:style-name="ce1">
                <text:p text:style-name="P8"><text:span text:style-name="T6">You might find yourself copying and pasting lines of code over and over.</text:span></text:p>
              </table:table-cell>
              <table:table-cell table:style-name="ce2"/>
              <table:table-cell table:style-name="ce4"/>
            </table:table-row>
            <table:table-row table:style-name="ro10">
              <table:table-cell table:style-name="ce1">
                <text:p text:style-name="P8"><text:span text:style-name="T5">You make a change to one function and then several other functions break: that's what we call “spaghetti code”!</text:span></text:p>
              </table:table-cell>
              <table:table-cell table:style-name="ce2"/>
              <table:table-cell table:style-name="ce4"/>
            </table:table-row>
            <table:table-row table:style-name="ro11">
              <table:table-cell table:style-name="ce1">
                <text:p text:style-name="P8"><text:span text:style-name="T5">There is so much inter-dependency between all these functions it becomes problematic.</text:span></text:p>
              </table:table-cell>
              <table:table-cell table:style-name="ce2"/>
              <table:table-cell table:style-name="ce4"/>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11" draw:layer="layout" svg:width="0.8cm" svg:height="0.8cm" svg:x="3.4cm" svg:y="19.8cm">
          <draw:text-box>
            <text:p text:style-name="P3"><text:span text:style-name="T7">4</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22cm" svg:x="2.201cm" svg:y="3.801cm">
          <table:table table:template-name="default" table:use-first-row-styles="true" table:use-banding-rows-styles="true">
            <table:table-column table:style-name="co1"/>
            <table:table-column table:style-name="co2"/>
            <table:table-column table:style-name="co3"/>
            <table:table-row table:style-name="ro12">
              <table:table-cell table:style-name="ce1">
                <text:p text:style-name="P7"><text:span text:style-name="T6">Object-oriented programming came to solve this problem.</text:span></text:p>
              </table:table-cell>
              <table:table-cell table:style-name="ce2"/>
              <table:table-cell table:style-name="ce4"/>
            </table:table-row>
            <table:table-row table:style-name="ro13">
              <table:table-cell table:style-name="ce1">
                <text:p text:style-name="P8"><text:span text:style-name="T4">In object-oriented programming we combine a group of related variables and functions into a unit.</text:span></text:p>
              </table:table-cell>
              <table:table-cell table:style-name="ce2"/>
              <table:table-cell table:style-name="ce4"/>
            </table:table-row>
            <table:table-row table:style-name="ro14">
              <table:table-cell table:style-name="ce1">
                <text:p text:style-name="P8"><text:span text:style-name="T5">We refer to these variables as properties and the functions as methods.</text:span></text:p>
              </table:table-cell>
              <table:table-cell table:style-name="ce2"/>
              <table:table-cell table:style-name="ce4"/>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11" draw:layer="layout" svg:width="0.8cm" svg:height="0.8cm" svg:x="3.4cm" svg:y="19.8cm">
          <draw:text-box>
            <text:p text:style-name="P3"><text:span text:style-name="T7">5</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66cm" svg:x="2.201cm" svg:y="3.801cm">
          <table:table table:template-name="default" table:use-first-row-styles="true" table:use-banding-rows-styles="true">
            <table:table-column table:style-name="co1"/>
            <table:table-column table:style-name="co2"/>
            <table:table-column table:style-name="co3"/>
            <table:table-row table:style-name="ro15">
              <table:table-cell table:style-name="ce1">
                <text:p text:style-name="P10"><text:span text:style-name="T6">Here's an example.</text:span></text:p>
              </table:table-cell>
              <table:table-cell table:style-name="ce2"/>
              <table:table-cell table:style-name="ce4"/>
            </table:table-row>
            <table:table-row table:style-name="ro16">
              <table:table-cell table:style-name="ce1">
                <text:p text:style-name="P10"><text:span text:style-name="T8">Think of a car: a car is an object with properties such as make, model, and color and methods like start, stop, and move.</text:span></text:p>
              </table:table-cell>
              <table:table-cell table:style-name="ce2"/>
              <table:table-cell table:style-name="ce4"/>
            </table:table-row>
            <table:table-row table:style-name="ro17">
              <table:table-cell table:style-name="ce1">
                <text:p text:style-name="P10"><text:span text:style-name="T6">Now you might say: “But </text:span><text:span text:style-name="T9">Mosh</text:span><text:span text:style-name="T6">, we don't have cars in our programs, give me a real programming example.”</text:span></text:p>
              </table:table-cell>
              <table:table-cell table:style-name="ce2"/>
              <table:table-cell table:style-name="ce4"/>
            </table:table-row>
          </table:table>
          <draw:image xlink:href="Pictures/TablePreview5.svm" xlink:type="simple" xlink:show="embed" xlink:actuate="onLoad"/>
        </draw:frame>
        <presentation:notes draw:style-name="dp1">
          <office:forms form:automatic-focus="false" form:apply-design-mode="false"/>
          <draw:page-thumbnail draw:style-name="gr2"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11" draw:layer="layout" svg:width="0.8cm" svg:height="0.8cm" svg:x="3.4cm" svg:y="19.8cm">
          <draw:text-box>
            <text:p text:style-name="P3"><text:span text:style-name="T7">5</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94cm" svg:x="2.201cm" svg:y="3.801cm">
          <table:table table:template-name="default" table:use-first-row-styles="true" table:use-banding-rows-styles="true">
            <table:table-column table:style-name="co1"/>
            <table:table-column table:style-name="co2"/>
            <table:table-column table:style-name="co3"/>
            <table:table-row table:style-name="ro18">
              <table:table-cell table:style-name="ce1">
                <text:p text:style-name="P8"><text:span text:style-name="T4">OK, think of the local storage object in your browsers.</text:span></text:p>
              </table:table-cell>
              <table:table-cell table:style-name="ce2"/>
              <table:table-cell table:style-name="ce4"/>
            </table:table-row>
            <table:table-row table:style-name="ro19">
              <table:table-cell table:style-name="ce1">
                <text:p text:style-name="P8"><text:span text:style-name="T5">Every browser has a local storage object that allows you to store data locally.</text:span></text:p>
              </table:table-cell>
              <table:table-cell table:style-name="ce2"/>
              <table:table-cell table:style-name="ce4"/>
            </table:table-row>
            <table:table-row table:style-name="ro20">
              <table:table-cell table:style-name="ce1">
                <text:p text:style-name="P8"><text:span text:style-name="T5">This local storage object has a property like </text:span><text:span text:style-name="T10">length</text:span><text:span text:style-name="T5">, which returns the number of objects in the storage, and methods like </text:span><text:span text:style-name="T11">setItem</text:span><text:span text:style-name="T5"> and </text:span><text:span text:style-name="T11">removeItem</text:span><text:span text:style-name="T5">.</text:span></text:p>
              </table:table-cell>
              <table:table-cell table:style-name="ce2"/>
              <table:table-cell table:style-name="ce4"/>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11" draw:layer="layout" svg:width="0.8cm" svg:height="0.8cm" svg:x="3.4cm" svg:y="19.8cm">
          <draw:text-box>
            <text:p text:style-name="P3"><text:span text:style-name="T7">6</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21">
              <table:table-cell table:style-name="ce5">
                <text:p text:style-name="P12"><text:span text:style-name="T12">So, in object-oriented programming, we group related variables and functions that operate on them into objects, and this is what we call encapsulation.</text:span></text:p>
              </table:table-cell>
              <table:table-cell table:style-name="ce2"/>
              <table:table-cell table:style-name="ce4"/>
            </table:table-row>
            <table:table-row table:style-name="ro22">
              <table:table-cell table:style-name="ce1">
                <text:p text:style-name="P8"><text:span text:style-name="T6">Let me show you an example of this in action.</text:span></text:p>
              </table:table-cell>
              <table:table-cell table:style-name="ce2"/>
              <table:table-cell table:style-name="ce4"/>
            </table:table-row>
            <table:table-row table:style-name="ro23">
              <table:table-cell table:style-name="ce1">
                <text:p text:style-name="P8"><text:span text:style-name="T6">So here we have three variables: </text:span><text:span text:style-name="T13">baseSalary</text:span><text:span text:style-name="T6">, </text:span><text:span text:style-name="T14">overtime</text:span><text:span text:style-name="T6"> and </text:span><text:span text:style-name="T14">rate</text:span><text:span text:style-name="T6">.</text:span></text:p>
              </table:table-cell>
              <table:table-cell table:style-name="ce2"/>
              <table:table-cell table:style-name="ce4"/>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24">
              <table:table-cell table:style-name="ce5">
                <text:p text:style-name="P12"><text:span text:style-name="T15">Below these, we have a function to calculate the wage for an employee.</text:span></text:p>
              </table:table-cell>
              <table:table-cell table:style-name="ce2"/>
              <table:table-cell table:style-name="ce4"/>
            </table:table-row>
            <table:table-row table:style-name="ro25">
              <table:table-cell table:style-name="ce1">
                <text:p text:style-name="P8"><text:span text:style-name="T4">We refer to this kind of implementation as procedural.</text:span></text:p>
              </table:table-cell>
              <table:table-cell table:style-name="ce2"/>
              <table:table-cell table:style-name="ce4"/>
            </table:table-row>
            <table:table-row table:style-name="ro26">
              <table:table-cell table:style-name="ce1">
                <text:p text:style-name="P8"><text:span text:style-name="T4">So we have variables on one side and functions on the other side: they are decoupled.</text:span></text:p>
              </table:table-cell>
              <table:table-cell table:style-name="ce2"/>
              <table:table-cell table:style-name="ce4"/>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94cm" svg:x="2.201cm" svg:y="3.801cm">
          <table:table table:template-name="default" table:use-first-row-styles="true" table:use-banding-rows-styles="true">
            <table:table-column table:style-name="co1"/>
            <table:table-column table:style-name="co2"/>
            <table:table-column table:style-name="co3"/>
            <table:table-row table:style-name="ro27">
              <table:table-cell table:style-name="ce6">
                <text:p text:style-name="P13"><text:span text:style-name="T15">Now, let's take a look at the object-oriented way to solve this problem.</text:span></text:p>
              </table:table-cell>
              <table:table-cell table:style-name="ce2"/>
              <table:table-cell table:style-name="ce4"/>
            </table:table-row>
            <table:table-row table:style-name="ro28">
              <table:table-cell table:style-name="ce7">
                <text:p text:style-name="P14"><text:span text:style-name="T4">We can have an employee object with three properties </text:span><text:span text:style-name="T16">baseSalary</text:span><text:span text:style-name="T4">, </text:span><text:span text:style-name="T17">overtime</text:span><text:span text:style-name="T4"> and </text:span><text:span text:style-name="T17">rate</text:span><text:span text:style-name="T4"> and a method called </text:span><text:span text:style-name="T16">getWage</text:span><text:span text:style-name="T4">.</text:span></text:p>
              </table:table-cell>
              <table:table-cell table:style-name="ce2"/>
              <table:table-cell table:style-name="ce4"/>
            </table:table-row>
            <table:table-row table:style-name="ro29">
              <table:table-cell table:style-name="ce6">
                <text:p text:style-name="P15"><text:span text:style-name="T18">Now why is this better?</text:span></text:p>
              </table:table-cell>
              <table:table-cell table:style-name="ce2"/>
              <table:table-cell table:style-name="ce4"/>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23cm" svg:x="2.201cm" svg:y="3.801cm">
          <table:table table:template-name="default" table:use-first-row-styles="true" table:use-banding-rows-styles="true">
            <table:table-column table:style-name="co1"/>
            <table:table-column table:style-name="co2"/>
            <table:table-column table:style-name="co3"/>
            <table:table-row table:style-name="ro30">
              <table:table-cell table:style-name="ce6">
                <text:p text:style-name="P13"><text:span text:style-name="T19">Well, first of all, look at the </text:span><text:span text:style-name="T16">getWage</text:span><text:span text:style-name="T19"> </text:span><text:span text:style-name="T19">function: this function has no </text:span><text:span text:style-name="T19">parameters.</text:span></text:p>
              </table:table-cell>
              <table:table-cell table:style-name="ce2"/>
              <table:table-cell table:style-name="ce4"/>
            </table:table-row>
            <table:table-row table:style-name="ro31">
              <table:table-cell table:style-name="ce7">
                <text:p text:style-name="P16"><text:span text:style-name="T18">In contrast, in a procedural example, </text:span><text:span text:style-name="T18">our </text:span><text:span text:style-name="T16">getWage</text:span><text:span text:style-name="T18"> function has three </text:span><text:span text:style-name="T18">parameters.</text:span></text:p>
              </table:table-cell>
              <table:table-cell table:style-name="ce2"/>
              <table:table-cell table:style-name="ce4"/>
            </table:table-row>
          </table:table>
          <draw:image xlink:href="Pictures/TablePreview10.svm" xlink:type="simple" xlink:show="embed" xlink:actuate="onLoad"/>
        </draw:frame>
        <presentation:notes draw:style-name="dp1">
          <office:forms form:automatic-focus="false" form:apply-design-mode="false"/>
          <draw:page-thumbnail draw:style-name="gr2"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51cm" svg:x="2.201cm" svg:y="3.801cm">
          <table:table table:template-name="default" table:use-first-row-styles="true" table:use-banding-rows-styles="true">
            <table:table-column table:style-name="co1"/>
            <table:table-column table:style-name="co2"/>
            <table:table-column table:style-name="co3"/>
            <table:table-row table:style-name="ro32">
              <table:table-cell table:style-name="ce8">
                <text:p text:style-name="P17"><text:span text:style-name="T20">The reason in this implementation we don't have any parameters is because all these parameters are actually modeled as properties of this object.</text:span></text:p>
              </table:table-cell>
              <table:table-cell table:style-name="ce2"/>
              <table:table-cell table:style-name="ce4"/>
            </table:table-row>
            <table:table-row table:style-name="ro33">
              <table:table-cell table:style-name="ce8">
                <text:p text:style-name="P18"><text:span text:style-name="T18">All these properties and the </text:span><text:span text:style-name="T16">getWage</text:span><text:span text:style-name="T20"> function, they are highly related so they are part of one unit.</text:span></text:p>
              </table:table-cell>
              <table:table-cell table:style-name="ce2"/>
              <table:table-cell table:style-name="ce3"/>
            </table:table-row>
            <table:table-row table:style-name="ro34">
              <table:table-cell table:style-name="ce8">
                <text:p text:style-name="P18"><text:span text:style-name="T20">So one of the symptoms of procedural code is functions with so many parameters.</text:span></text:p>
              </table:table-cell>
              <table:table-cell table:style-name="ce2"/>
              <table:table-cell table:style-name="ce4"/>
            </table:table-row>
          </table:table>
          <draw:image xlink:href="Pictures/TablePreview11.svm" xlink:type="simple" xlink:show="embed" xlink:actuate="onLoad"/>
        </draw:frame>
        <draw:frame draw:style-name="gr3" draw:text-style-name="P19" draw:layer="layout" svg:width="0.502cm" svg:height="1.187cm" svg:x="6.879cm" svg:y="25.196cm">
          <draw:text-box>
            <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20" draw:layer="layout" svg:width="16.799cm" svg:height="13.364cm" svg:x="2.1cm" svg:y="14.107cm" presentation:class="notes" presentation:placeholder="true">
            <draw:text-box/>
          </draw:frame>
        </presentation:notes>
      </draw:page>
      <draw:page draw:name="page1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51cm" svg:x="2.201cm" svg:y="3.801cm">
          <table:table table:template-name="default" table:use-first-row-styles="true" table:use-banding-rows-styles="true">
            <table:table-column table:style-name="co1"/>
            <table:table-column table:style-name="co2"/>
            <table:table-column table:style-name="co3"/>
            <table:table-row table:style-name="ro35">
              <table:table-cell table:style-name="ce9">
                <text:p text:style-name="P21"><text:span text:style-name="T21">When you write code in an object-oriented way, your functions end up having fewer and fewer parameters.</text:span></text:p>
              </table:table-cell>
              <table:table-cell table:style-name="ce2"/>
              <table:table-cell table:style-name="ce3"/>
            </table:table-row>
            <table:table-row table:style-name="ro36">
              <table:table-cell table:style-name="ce9">
                <text:p text:style-name="P21"><text:span text:style-name="T21">As Uncle Bob says: “The best functions are those with no parameters!”</text:span></text:p>
              </table:table-cell>
              <table:table-cell table:style-name="ce2"/>
              <table:table-cell table:style-name="ce4"/>
            </table:table-row>
            <table:table-row table:style-name="ro37">
              <table:table-cell table:style-name="ce9">
                <text:p text:style-name="P21"><text:span text:style-name="T21">The fewer the number of parameters, the easier it is to use and maintain that function.</text:span></text:p>
              </table:table-cell>
              <table:table-cell table:style-name="ce2"/>
              <table:table-cell table:style-name="ce4"/>
            </table:table-row>
          </table:table>
          <draw:image xlink:href="Pictures/TablePreview12.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12" presentation:class="page"/>
          <draw:frame presentation:style-name="pr2" draw:text-style-name="P20" draw:layer="layout" svg:width="16.799cm" svg:height="13.364cm" svg:x="2.1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38">
              <table:table-cell table:style-name="ce8">
                <text:p text:style-name="P18"><text:span text:style-name="T22">So, that's encapsulation.</text:span></text:p>
              </table:table-cell>
              <table:table-cell table:style-name="ce2"/>
              <table:table-cell table:style-name="ce4"/>
            </table:table-row>
            <table:table-row table:style-name="ro39">
              <table:table-cell table:style-name="ce9">
                <text:p text:style-name="P21"><text:span text:style-name="T21">Now, let's look at abstraction.</text:span></text:p>
              </table:table-cell>
              <table:table-cell table:style-name="ce2"/>
              <table:table-cell table:style-name="ce4"/>
            </table:table-row>
            <table:table-row table:style-name="ro40">
              <table:table-cell table:style-name="ce9">
                <text:p text:style-name="P21"><text:span text:style-name="T21">Think of a DVD player as an object.</text:span></text:p>
              </table:table-cell>
              <table:table-cell table:style-name="ce2"/>
              <table:table-cell table:style-name="ce4"/>
            </table:table-row>
            <table:table-row table:style-name="ro41">
              <table:table-cell table:style-name="ce9">
                <text:p text:style-name="P21"><text:span text:style-name="T21">This DVD player has a complex logic board on the inside and a few buttons on the outside that you interact with.</text:span></text:p>
              </table:table-cell>
              <table:table-cell table:style-name="ce2"/>
              <table:table-cell table:style-name="ce4"/>
            </table:table-row>
            <table:table-row table:style-name="ro42">
              <table:table-cell table:style-name="ce9">
                <text:p text:style-name="P21"><text:span text:style-name="T21">You simply press the play button and you don't care what happens on the inside.</text:span></text:p>
              </table:table-cell>
              <table:table-cell table:style-name="ce2"/>
              <table:table-cell table:style-name="ce4"/>
            </table:table-row>
            <table:table-row table:style-name="ro43">
              <table:table-cell table:style-name="ce9">
                <text:p text:style-name="P21"><text:span text:style-name="T21">All that complexity is hidden from you: this is abstraction in practice.</text:span></text:p>
              </table:table-cell>
              <table:table-cell table:style-name="ce2"/>
              <table:table-cell table:style-name="ce4"/>
            </table:table-row>
          </table:table>
          <draw:image xlink:href="Pictures/TablePreview13.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13" presentation:class="page"/>
          <draw:frame presentation:style-name="pr2" draw:text-style-name="P20" draw:layer="layout" svg:width="16.799cm" svg:height="13.364cm" svg:x="2.1cm" svg:y="14.107cm" presentation:class="notes" presentation:placeholder="true">
            <draw:text-box/>
          </draw:frame>
        </presentation:notes>
      </draw:page>
      <draw:page draw:name="page1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44">
              <table:table-cell table:style-name="ce1">
                <text:p text:style-name="P22"><text:span text:style-name="T4">We can use the same technique in our objects.</text:span></text:p>
              </table:table-cell>
              <table:table-cell table:style-name="ce2"/>
              <table:table-cell table:style-name="ce4"/>
            </table:table-row>
            <table:table-row table:style-name="ro45">
              <table:table-cell table:style-name="ce1">
                <text:p text:style-name="P8"><text:span text:style-name="T4">So we can hide some of the properties and methods from the outside, and this gives us a couple of benefits.</text:span></text:p>
              </table:table-cell>
              <table:table-cell table:style-name="ce2"/>
              <table:table-cell table:style-name="ce4"/>
            </table:table-row>
            <table:table-row table:style-name="ro46">
              <table:table-cell table:style-name="ce1">
                <text:p text:style-name="P8"><text:span text:style-name="T4">First is that we'll make the interface of those objects simpler.</text:span></text:p>
              </table:table-cell>
              <table:table-cell table:style-name="ce2"/>
              <table:table-cell table:style-name="ce4"/>
            </table:table-row>
            <table:table-row table:style-name="ro45">
              <table:table-cell table:style-name="ce1">
                <text:p text:style-name="P8"><text:span text:style-name="T5">Using and understanding an object with a few properties and methods is easier than an object with several properties and methods.</text:span></text:p>
              </table:table-cell>
              <table:table-cell table:style-name="ce2"/>
              <table:table-cell table:style-name="ce4"/>
            </table:table-row>
            <table:table-row table:style-name="ro47">
              <table:table-cell table:style-name="ce1">
                <text:p text:style-name="P8"><text:span text:style-name="T5">The second benefit is that it helps us reduce the impact of change.</text:span></text:p>
              </table:table-cell>
              <table:table-cell table:style-name="ce2"/>
              <table:table-cell table:style-name="ce4"/>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14" presentation:class="page"/>
          <draw:frame presentation:style-name="pr2" draw:text-style-name="P20" draw:layer="layout" svg:width="16.799cm" svg:height="13.364cm" svg:x="2.1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48">
              <table:table-cell table:style-name="ce1">
                <text:p text:style-name="P22"><text:span text:style-name="T4">Let's imagine that tomorrow, we change these inner or private methods.</text:span></text:p>
              </table:table-cell>
              <table:table-cell table:style-name="ce2"/>
              <table:table-cell table:style-name="ce4"/>
            </table:table-row>
            <table:table-row table:style-name="ro49">
              <table:table-cell table:style-name="ce1">
                <text:p text:style-name="P8"><text:span text:style-name="T4">None of these changes will leak to the outside, because we don't have any code that touches these methods outside of their containing object.</text:span></text:p>
              </table:table-cell>
              <table:table-cell table:style-name="ce2"/>
              <table:table-cell table:style-name="ce4"/>
            </table:table-row>
            <table:table-row table:style-name="ro50">
              <table:table-cell table:style-name="ce1">
                <text:p text:style-name="P8"><text:span text:style-name="T4">We may delete a method or change its parameters, but none of these changes will impact the rest of the application’s code.</text:span></text:p>
              </table:table-cell>
              <table:table-cell table:style-name="ce2"/>
              <table:table-cell table:style-name="ce4"/>
            </table:table-row>
            <table:table-row table:style-name="ro51">
              <table:table-cell table:style-name="ce1">
                <text:p text:style-name="P8"><text:span text:style-name="T5">So with abstraction, we reduce the impact of change.</text:span></text:p>
              </table:table-cell>
              <table:table-cell table:style-name="ce2"/>
              <table:table-cell table:style-name="ce4"/>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20" draw:layer="layout" svg:width="16.799cm" svg:height="13.364cm" svg:x="2.1cm" svg:y="14.107cm" presentation:class="notes" presentation:placeholder="true">
            <draw:text-box/>
          </draw:frame>
        </presentation:notes>
      </draw:page>
      <draw:page draw:name="page1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3"/>
            <table:table-row table:style-name="ro52">
              <table:table-cell table:style-name="ce1">
                <text:p text:style-name="P22"><text:span text:style-name="T6">Now, the third core concept in object-oriented programming: inheritance.</text:span></text:p>
              </table:table-cell>
              <table:table-cell table:style-name="ce2"/>
              <table:table-cell table:style-name="ce4"/>
            </table:table-row>
            <table:table-row table:style-name="ro53">
              <table:table-cell table:style-name="ce1">
                <text:p text:style-name="P8"><text:span text:style-name="T6">Inheritance is a mechanism that allows you to eliminate redundant code.</text:span></text:p>
              </table:table-cell>
              <table:table-cell table:style-name="ce2"/>
              <table:table-cell table:style-name="ce4"/>
            </table:table-row>
            <table:table-row table:style-name="ro54">
              <table:table-cell table:style-name="ce1">
                <text:p text:style-name="P8"><text:span text:style-name="T5">Here's an example.</text:span></text:p>
              </table:table-cell>
              <table:table-cell table:style-name="ce2"/>
              <table:table-cell table:style-name="ce4"/>
            </table:table-row>
            <table:table-row table:style-name="ro55">
              <table:table-cell table:style-name="ce1">
                <text:p text:style-name="P8"><text:span text:style-name="T6">Think of HTML elements like text boxes, drop-down lists, check-boxes and so on.</text:span></text:p>
              </table:table-cell>
              <table:table-cell table:style-name="ce2"/>
              <table:table-cell table:style-name="ce4"/>
            </table:table-row>
            <table:table-row table:style-name="ro56">
              <table:table-cell table:style-name="ce1">
                <text:p text:style-name="P8"><text:span text:style-name="T5">All these elements have a few things in common: they should have properties like </text:span><text:span text:style-name="T10">hidden</text:span><text:span text:style-name="T5"> and </text:span><text:span text:style-name="T11">innerHTML</text:span><text:span text:style-name="T5"> and methods like </text:span><text:span text:style-name="T10">click</text:span><text:span text:style-name="T5"> and </text:span><text:span text:style-name="T10">focus</text:span><text:span text:style-name="T5">.</text:span></text:p>
              </table:table-cell>
              <table:table-cell table:style-name="ce2"/>
              <table:table-cell table:style-name="ce4"/>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20" draw:layer="layout" svg:width="16.799cm" svg:height="13.364cm" svg:x="2.1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57">
              <table:table-cell table:style-name="ce8">
                <text:p text:style-name="P18"><text:span text:style-name="T18">Instead of redefining all these properties and methods for every type of HTML element, we can define them once in a generic object – call it </text:span><text:span text:style-name="T16">HTMLelement</text:span><text:span text:style-name="T20"> – and have other objects inherit these properties and methods.</text:span></text:p>
              </table:table-cell>
              <table:table-cell table:style-name="ce2"/>
              <table:table-cell table:style-name="ce3"/>
            </table:table-row>
            <table:table-row table:style-name="ro58">
              <table:table-cell table:style-name="ce9">
                <text:p text:style-name="P21"><text:span text:style-name="T21">So inheritance helps us eliminate redundant code.</text:span></text:p>
              </table:table-cell>
              <table:table-cell table:style-name="ce2"/>
              <table:table-cell table:style-name="ce4"/>
            </table:table-row>
          </table:table>
          <draw:image xlink:href="Pictures/TablePreview17.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17" presentation:class="page"/>
          <draw:frame presentation:style-name="pr2" draw:text-style-name="P20" draw:layer="layout" svg:width="16.799cm" svg:height="13.364cm" svg:x="2.1cm" svg:y="14.107cm" presentation:class="notes" presentation:placeholder="true">
            <draw:text-box/>
          </draw:frame>
        </presentation:notes>
      </draw:page>
      <draw:page draw:name="page1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3"/>
            <table:table-row table:style-name="ro59">
              <table:table-cell table:style-name="ce9">
                <text:p text:style-name="P23"><text:span text:style-name="T21">And finally: polymorphism.</text:span></text:p>
              </table:table-cell>
              <table:table-cell table:style-name="ce2"/>
              <table:table-cell table:style-name="ce4"/>
            </table:table-row>
            <table:table-row table:style-name="ro60">
              <table:table-cell table:style-name="ce9">
                <text:p text:style-name="P21"><text:span text:style-name="T21">Poly means “many”, morph means “form”, so polymorphism means “many forms”.</text:span></text:p>
              </table:table-cell>
              <table:table-cell table:style-name="ce2"/>
              <table:table-cell table:style-name="ce3"/>
            </table:table-row>
            <table:table-row table:style-name="ro61">
              <table:table-cell table:style-name="ce9">
                <text:p text:style-name="P21"><text:span text:style-name="T21">In object-oriented programming, polymorphism is a technique that allows you to get rid of long </text:span><text:span text:style-name="T23">if‑and‑else</text:span><text:span text:style-name="T21"> or </text:span><text:span text:style-name="T23">switch‑and‑case</text:span><text:span text:style-name="T21"> statements.</text:span></text:p>
              </table:table-cell>
              <table:table-cell table:style-name="ce2"/>
              <table:table-cell table:style-name="ce4"/>
            </table:table-row>
          </table:table>
          <draw:image xlink:href="Pictures/TablePreview18.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18" presentation:class="page"/>
          <draw:frame presentation:style-name="pr2" draw:text-style-name="P20" draw:layer="layout" svg:width="16.799cm" svg:height="13.364cm" svg:x="2.1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97cm" svg:x="2.201cm" svg:y="3.801cm">
          <table:table table:template-name="default" table:use-first-row-styles="true" table:use-banding-rows-styles="true">
            <table:table-column table:style-name="co1"/>
            <table:table-column table:style-name="co2"/>
            <table:table-column table:style-name="co3"/>
            <table:table-row table:style-name="ro62">
              <table:table-cell table:style-name="ce10">
                <text:p text:style-name="P24"><text:span text:style-name="T24">So, back to our HTML elements example, all these objects should have the ability to be rendered on a page.</text:span></text:p>
              </table:table-cell>
              <table:table-cell table:style-name="ce2"/>
              <table:table-cell table:style-name="ce4"/>
            </table:table-row>
            <table:table-row table:style-name="ro63">
              <table:table-cell table:style-name="ce9">
                <text:p text:style-name="P21"><text:span text:style-name="T21">But the way each element is rendered is different from the others.</text:span></text:p>
              </table:table-cell>
              <table:table-cell table:style-name="ce2"/>
              <table:table-cell table:style-name="ce3"/>
            </table:table-row>
            <table:table-row table:style-name="ro64">
              <table:table-cell table:style-name="ce9">
                <text:p text:style-name="P21"><text:span text:style-name="T21">If we want to render multiple HTML elements in a procedural way, our code would probably look like this.</text:span></text:p>
              </table:table-cell>
              <table:table-cell table:style-name="ce2"/>
              <table:table-cell table:style-name="ce4"/>
            </table:table-row>
          </table:table>
          <draw:image xlink:href="Pictures/TablePreview19.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19" presentation:class="page"/>
          <draw:frame presentation:style-name="pr2" draw:text-style-name="P20" draw:layer="layout" svg:width="16.799cm" svg:height="13.364cm" svg:x="2.1cm" svg:y="14.107cm" presentation:class="notes" presentation:placeholder="true">
            <draw:text-box/>
          </draw:frame>
        </presentation:notes>
      </draw:page>
      <draw:page draw:name="page2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39cm" svg:x="2.201cm" svg:y="3.801cm">
          <table:table table:template-name="default" table:use-first-row-styles="true" table:use-banding-rows-styles="true">
            <table:table-column table:style-name="co1"/>
            <table:table-column table:style-name="co2"/>
            <table:table-column table:style-name="co3"/>
            <table:table-row table:style-name="ro65">
              <table:table-cell table:style-name="ce9">
                <text:p text:style-name="P23"><text:span text:style-name="T21">But with object orientation, we can implement a render method in each of these objects and the render method will behave differently depending on the type of the object you're referencing.</text:span></text:p>
              </table:table-cell>
              <table:table-cell table:style-name="ce2"/>
              <table:table-cell table:style-name="ce4"/>
            </table:table-row>
            <table:table-row table:style-name="ro66">
              <table:table-cell table:style-name="ce9">
                <text:p text:style-name="P21"><text:span text:style-name="T21">So we can get rid of this nasty switch‑and‑case and use one line of code like this.</text:span></text:p>
              </table:table-cell>
              <table:table-cell table:style-name="ce2"/>
              <table:table-cell table:style-name="ce3"/>
            </table:table-row>
            <table:table-row table:style-name="ro67">
              <table:table-cell table:style-name="ce9">
                <text:p text:style-name="P21"><text:span text:style-name="T21">You will see that later in the course.</text:span></text:p>
              </table:table-cell>
              <table:table-cell table:style-name="ce2"/>
              <table:table-cell table:style-name="ce3"/>
            </table:table-row>
          </table:table>
          <draw:image xlink:href="Pictures/TablePreview20.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20" presentation:class="page"/>
          <draw:frame presentation:style-name="pr2" draw:text-style-name="P20" draw:layer="layout" svg:width="16.799cm" svg:height="13.364cm" svg:x="2.1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17cm" svg:x="2.201cm" svg:y="3.801cm">
          <table:table table:template-name="default" table:use-first-row-styles="true" table:use-banding-rows-styles="true">
            <table:table-column table:style-name="co1"/>
            <table:table-column table:style-name="co2"/>
            <table:table-column table:style-name="co3"/>
            <table:table-row table:style-name="ro68">
              <table:table-cell table:style-name="ce9">
                <text:p text:style-name="P23"><text:span text:style-name="T4">So here are the benefits of object oriented programming:</text:span></text:p>
              </table:table-cell>
              <table:table-cell table:style-name="ce2"/>
              <table:table-cell table:style-name="ce4"/>
            </table:table-row>
            <table:table-row table:style-name="ro69">
              <table:table-cell table:style-name="ce9">
                <text:p text:style-name="P21"><text:span text:style-name="T4">Using encapsulation, we group related variables and functions together, and this way we can reduce complexity.</text:span></text:p>
              </table:table-cell>
              <table:table-cell table:style-name="ce2"/>
              <table:table-cell table:style-name="ce3"/>
            </table:table-row>
            <table:table-row table:style-name="ro70">
              <table:table-cell table:style-name="ce9">
                <text:p text:style-name="P21"><text:span text:style-name="T4">Now we can reuse these objects in different parts of a program, or in different programs.</text:span></text:p>
              </table:table-cell>
              <table:table-cell table:style-name="ce2"/>
              <table:table-cell table:style-name="ce4"/>
            </table:table-row>
          </table:table>
          <draw:image xlink:href="Pictures/TablePreview21.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21" presentation:class="page"/>
          <draw:frame presentation:style-name="pr2" draw:text-style-name="P20" draw:layer="layout" svg:width="16.799cm" svg:height="13.364cm" svg:x="2.1cm" svg:y="14.107cm" presentation:class="notes" presentation:placeholder="true">
            <draw:text-box/>
          </draw:frame>
        </presentation:notes>
      </draw:page>
      <draw:page draw:name="page2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96cm" svg:x="2.201cm" svg:y="3.801cm">
          <table:table table:template-name="default" table:use-first-row-styles="true" table:use-banding-rows-styles="true">
            <table:table-column table:style-name="co1"/>
            <table:table-column table:style-name="co2"/>
            <table:table-column table:style-name="co3"/>
            <table:table-row table:style-name="ro71">
              <table:table-cell table:style-name="ce9">
                <text:p text:style-name="P23"><text:span text:style-name="T4">With abstraction, we hide the details and the complexity and show only the essentials.</text:span></text:p>
              </table:table-cell>
              <table:table-cell table:style-name="ce2"/>
              <table:table-cell table:style-name="ce4"/>
            </table:table-row>
            <table:table-row table:style-name="ro72">
              <table:table-cell table:style-name="ce9">
                <text:p text:style-name="P21"><text:span text:style-name="T4">This technique reduces complexity and also isolates the impact of changes in the code.</text:span></text:p>
              </table:table-cell>
              <table:table-cell table:style-name="ce2"/>
              <table:table-cell table:style-name="ce3"/>
            </table:table-row>
            <table:table-row table:style-name="ro73">
              <table:table-cell table:style-name="ce9">
                <text:p text:style-name="P21"><text:span text:style-name="T4">With inheritance, we can eliminate redundant code.</text:span></text:p>
              </table:table-cell>
              <table:table-cell table:style-name="ce2"/>
              <table:table-cell table:style-name="ce4"/>
            </table:table-row>
            <table:table-row table:style-name="ro74">
              <table:table-cell table:style-name="ce9">
                <text:p text:style-name="P21"><text:span text:style-name="T21">And with polymorphism, we can refactor ugly switch/case statements.</text:span></text:p>
              </table:table-cell>
              <table:table-cell table:style-name="ce2"/>
              <table:table-cell table:style-name="ce4"/>
            </table:table-row>
          </table:table>
          <draw:image xlink:href="Pictures/TablePreview22.svm" xlink:type="simple" xlink:show="embed" xlink:actuate="onLoad"/>
        </draw:frame>
        <draw:frame draw:style-name="gr3" draw:text-style-name="P19" draw:layer="layout" svg:width="0.502cm" svg:height="1.187cm" svg:x="6.879cm" svg:y="25.196cm">
          <draw:text-box>
            <text:p/>
          </draw:text-box>
        </draw:frame>
        <presentation:notes draw:style-name="dp2">
          <draw:page-thumbnail draw:style-name="gr2" draw:layer="layout" svg:width="14.848cm" svg:height="11.136cm" svg:x="3.075cm" svg:y="2.257cm" draw:page-number="22" presentation:class="page"/>
          <draw:frame presentation:style-name="pr2" draw:text-style-name="P20" draw:layer="layout" svg:width="16.799cm" svg:height="13.364cm" svg:x="2.1cm" svg:y="14.107cm" presentation:class="notes" presentation:placeholder="true">
            <draw:text-box/>
          </draw:frame>
        </presentation:notes>
      </draw:page>
      <draw:page draw:name="page2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8</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66cm" svg:x="2.201cm" svg:y="3.801cm">
          <table:table table:template-name="default" table:use-first-row-styles="true" table:use-banding-rows-styles="true">
            <table:table-column table:style-name="co1"/>
            <table:table-column table:style-name="co2"/>
            <table:table-column table:style-name="co3"/>
            <table:table-row table:style-name="ro75">
              <table:table-cell table:style-name="ce9">
                <text:p text:style-name="P23"><text:span text:style-name="T4">Well, hello! It's me, Mosh, again. </text:span></text:p>
              </table:table-cell>
              <table:table-cell table:style-name="ce2"/>
              <table:table-cell table:style-name="ce4"/>
            </table:table-row>
            <table:table-row table:style-name="ro76">
              <table:table-cell table:style-name="ce9">
                <text:p text:style-name="P21"><text:span text:style-name="T4">I wanted to say thank you very much </text:span><text:span text:style-name="T4">for watching this tutorial to the end.</text:span></text:p>
              </table:table-cell>
              <table:table-cell table:style-name="ce2"/>
              <table:table-cell table:style-name="ce3"/>
            </table:table-row>
            <table:table-row table:style-name="ro77">
              <table:table-cell table:style-name="ce9">
                <text:p text:style-name="P21"><text:span text:style-name="T4">I hope you learned a lot!</text:span></text:p>
              </table:table-cell>
              <table:table-cell table:style-name="ce2"/>
              <table:table-cell table:style-name="ce4"/>
            </table:table-row>
            <table:table-row table:style-name="ro78">
              <table:table-cell table:style-name="ce11">
                <text:p text:style-name="P25">Please share and like this video to support me.</text:p>
              </table:table-cell>
              <table:table-cell table:style-name="ce2"/>
              <table:table-cell table:style-name="ce4"/>
            </table:table-row>
            <table:table-row table:style-name="ro32">
              <table:table-cell table:style-name="ce9">
                <text:p text:style-name="P21"><text:span text:style-name="T21">If you want to learn more about the object-oriented programming, as I told you before, I have a course called “Object-oriented programming” in JavaScript.</text:span></text:p>
              </table:table-cell>
              <table:table-cell table:style-name="ce2"/>
              <table:table-cell table:style-name="ce4"/>
            </table:table-row>
          </table:table>
          <draw:image xlink:href="Pictures/TablePreview23.svm" xlink:type="simple" xlink:show="embed" xlink:actuate="onLoad"/>
        </draw:frame>
        <draw:frame draw:style-name="gr3" draw:text-style-name="P19" draw:layer="layout" svg:width="0.502cm" svg:height="1.187cm" svg:x="6.879cm" svg:y="25.196cm">
          <draw:text-box>
            <text:p/>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2" draw:text-style-name="P20" draw:layer="layout" svg:width="16.799cm" svg:height="13.364cm" svg:x="2.1cm" svg:y="14.107cm" presentation:class="notes" presentation:placeholder="true">
            <draw:text-box/>
          </draw:frame>
        </presentation:notes>
      </draw:page>
      <draw:page draw:name="page2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8</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51cm" svg:x="2.201cm" svg:y="3.801cm">
          <table:table table:template-name="default" table:use-first-row-styles="true" table:use-banding-rows-styles="true">
            <table:table-column table:style-name="co1"/>
            <table:table-column table:style-name="co2"/>
            <table:table-column table:style-name="co3"/>
            <table:table-row table:style-name="ro71">
              <table:table-cell table:style-name="ce9">
                <text:p text:style-name="P23"><text:span text:style-name="T4">If you want to learn more, click on the link in the video description and enroll in the course.</text:span></text:p>
              </table:table-cell>
              <table:table-cell table:style-name="ce2"/>
              <table:table-cell table:style-name="ce4"/>
            </table:table-row>
            <table:table-row table:style-name="ro79">
              <table:table-cell table:style-name="ce9">
                <text:p text:style-name="P21"><text:span text:style-name="T4">And if not, that's perfectly fine.</text:span></text:p>
              </table:table-cell>
              <table:table-cell table:style-name="ce2"/>
              <table:table-cell table:style-name="ce3"/>
            </table:table-row>
            <table:table-row table:style-name="ro80">
              <table:table-cell table:style-name="ce9">
                <text:p text:style-name="P21"><text:span text:style-name="T4">Make sure to subscribe to my channel because I upload new videos every week.</text:span></text:p>
              </table:table-cell>
              <table:table-cell table:style-name="ce2"/>
              <table:table-cell table:style-name="ce4"/>
            </table:table-row>
            <table:table-row table:style-name="ro81">
              <table:table-cell table:style-name="ce9">
                <text:p text:style-name="P21"><text:span text:style-name="T21">Thank you and have a great day!</text:span></text:p>
              </table:table-cell>
              <table:table-cell table:style-name="ce2"/>
              <table:table-cell table:style-name="ce4"/>
            </table:table-row>
          </table:table>
          <draw:image xlink:href="Pictures/TablePreview24.svm" xlink:type="simple" xlink:show="embed" xlink:actuate="onLoad"/>
        </draw:frame>
        <draw:frame draw:style-name="gr3" draw:text-style-name="P19" draw:layer="layout" svg:width="0.502cm" svg:height="1.187cm" svg:x="6.879cm" svg:y="25.196cm">
          <draw:text-box>
            <text:p/>
          </draw:text-box>
        </draw:frame>
        <presentation:notes draw:style-name="dp1">
          <office:forms form:automatic-focus="false" form:apply-design-mode="false"/>
          <draw:page-thumbnail draw:style-name="gr2" draw:layer="layout" svg:width="14.848cm" svg:height="11.136cm" svg:x="3.075cm" svg:y="2.257cm" draw:page-number="24"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system" style:font-pitch="variable" style:font-charset="x-symbol"/>
    <style:font-face style:name="Arial Unicode MS2" svg:font-family="'Arial Unicode MS'" style:font-pitch="variable" style:font-charset="x-symbol"/>
    <style:font-face style:name="Arial Unicode MS3" svg:font-family="'Arial Unicode MS'"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family-generic="roman"/>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decorative"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ans5"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charset="x-symbol"/>
    <style:font-face style:name="Microsoft YaHei2" svg:font-family="'Microsoft YaHei'" style:font-family-generic="system" style:font-pitch="variable" style:font-charset="x-symbol"/>
    <style:font-face style:name="Microsoft YaHei3"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pitch="variable"/>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charset="x-symbol"/>
    <style:font-face style:name="OpenSymbol3" svg:font-family="OpenSymbol" style:font-pitch="variable" style:font-charset="x-symbol"/>
    <style:font-face style:name="OpenSymbol4" svg:font-family="OpenSymbol" style:font-adornments="Regular" style:font-charset="x-symbol"/>
    <style:font-face style:name="Segoe UI" svg:font-family="'Segoe UI'" style:font-family-generic="system" style:font-pitch="variable"/>
    <style:font-face style:name="Segoe UI1" svg:font-family="'Segoe UI'"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vg:font-family="'Source Code Pro'" style:font-pitch="variable"/>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Source Code Pro1" svg:font-family="'Source Code Pro'" style:font-pitch="fixed"/>
    <style:font-face style:name="Tahoma" svg:font-family="Tahoma" style:font-family-generic="system" style:font-pitch="variable"/>
    <style:font-face style:name="Tahoma1" svg:font-family="Tahoma" style:font-family-generic="roman"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style:font-name="Cambria1" fo:font-family="Cambria" style:font-family-generic="roman" fo:language="en" fo:country="US" style:letter-kerning="true" style:font-name-asian="Mangal" style:font-family-asian="Mangal" style:font-pitch-asian="variable" style:font-size-asian="12pt" style:language-asian="hi" style:country-asian="IN" style:font-name-complex="Cambria1"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 fo:font-family="'Open Sans'" style:font-family-generic="swiss" style:font-pitch="variable" fo:font-size="16pt" fo:language="en" fo:country="US" fo:font-weight="bold" style:font-name-asian="Mangal"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1" fo:font-family="'Lucida Sans Unicode'" style:font-family-generic="swiss" fo:font-size="13.5pt" fo:language="en" fo:country="US" fo:font-weight="bold" style:font-name-asian="Mangal"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1" fo:font-family="'Lucida Sans Unicode'" style:font-family-generic="swiss" fo:font-size="12pt" fo:language="en" fo:country="US" fo:font-weight="bold" style:font-name-asian="Mangal"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1" fo:font-family="'Lucida Sans Unicode'" style:font-family-generic="swiss" fo:font-size="11pt" fo:language="en" fo:country="US" fo:font-style="italic" fo:font-weight="bold" style:font-name-asian="Mangal"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1" fo:font-family="'Lucida Sans Unicode'" style:font-family-generic="swiss" fo:font-size="10pt" fo:language="en" fo:country="US" fo:font-weight="bold" style:font-name-asian="Mangal"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1" fo:font-family="'Lucida Sans Unicode'" style:font-family-generic="swiss" fo:font-size="10pt" fo:language="en" fo:country="US" fo:font-style="italic" fo:font-weight="bold" style:font-name-asian="Mangal"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weight="bold" style:font-name-asian="Mangal"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style="italic" fo:font-weight="bold" style:font-name-asian="Mangal"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1" fo:font-family="'Source Code Pro Semibold'" style:font-family-generic="modern" style:font-pitch="fixed" fo:language="zxx" fo:country="none" fo:font-weight="normal" style:font-weight-asian="normal" style:font-name-complex="Source Code Pro Semibold1"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style:font-name="Comic Sans MS" fo:font-family="'Comic Sans MS'" style:font-family-generic="script" style:font-pitch="variable" style:font-name-complex="Comic Sans MS"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 style:family="graphic">
      <style:paragraph-properties fo:text-align="justify" style:text-autospace="none"/>
      <style:text-properties style:font-name="Cambria1" fo:font-family="Cambria" style:font-family-generic="roman" fo:font-size="12pt" fo:language="en" fo:country="US" style:font-name-asian="Mangal1"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Liste" style:family="graphic">
      <style:paragraph-properties fo:margin-top="0cm" fo:margin-bottom="0.436cm" fo:line-height="110%" fo:text-align="justify" style:text-autospace="none"/>
      <style:text-properties style:font-name="Cambria1" fo:font-family="Cambria" style:font-family-generic="roman" fo:font-size="12pt" fo:language="en" fo:country="GB" style:font-name-asian="Mangal1"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style:font-name="Open Sans" fo:font-family="'Open Sans'" style:font-family-generic="swiss" style:font-pitch="variable" fo:language="en" fo:country="US" fo:text-shadow="none" style:font-name-complex="Open Sans"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1" fo:font-family="'Liberation Mono', 'Courier New'" style:font-family-generic="modern" style:font-pitch="fixed" fo:font-size="10pt" fo:language="en" fo:country="US" style:font-name-asian="Liberation Mono1"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1" fo:font-family="'Lucida Sans Unicode'" style:font-family-generic="swiss" fo:font-size="28pt" fo:language="en" fo:country="US" fo:font-weight="bold" style:font-name-asian="Mangal" style:font-family-asian="Mangal" style:font-pitch-asian="variable" style:font-size-asian="28pt" style:font-weight-asian="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4"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5"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6"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7"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9"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0" style:family="graphic" style:parent-style-name="standard">
      <style:graphic-properties draw:stroke="none" draw:fill="solid" draw:fill-color="#ffffff" draw:textarea-horizontal-align="center" draw:textarea-vertical-align="middle" fo:min-height="1.916cm" draw:shadow="hidden"/>
    </style:style>
    <style:style style:name="Mgr11" style:family="graphic" style:parent-style-name="standard">
      <style:graphic-properties draw:stroke="none" draw:fill="solid" draw:fill-color="#002377" draw:textarea-horizontal-align="center" draw:textarea-vertical-align="middle" fo:min-height="1.916cm" draw:shadow="hidden"/>
    </style:style>
    <style:style style:name="Mgr12" style:family="graphic" style:parent-style-name="standard">
      <style:graphic-properties draw:stroke="none" draw:fill="solid" draw:fill-color="#c1121f" draw:textarea-horizontal-align="center" draw:textarea-vertical-align="middle" fo:min-height="1.916cm" draw:shadow="hidden"/>
    </style:style>
    <style:style style:name="Mgr13"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4"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5"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6" style:family="graphic" style:parent-style-name="objectwithoutfill">
      <style:graphic-properties draw:stroke="solid" svg:stroke-color="#ffffff" draw:fill="solid" draw:fill-color="#002377" draw:textarea-vertical-align="middle"/>
    </style:style>
    <style:style style:name="Mgr17"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18" style:family="graphic" style:parent-style-name="objectwithoutfill">
      <style:graphic-properties draw:stroke="none" svg:stroke-color="#3465a4" draw:fill="solid" draw:fill-color="#c1121f" draw:textarea-vertical-align="middle" draw:auto-grow-height="false" fo:min-height="2.75cm" fo:min-width="2.5cm"/>
    </style:style>
    <style:style style:name="Mgr19"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0"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1"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2"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3" style:family="graphic" style:parent-style-name="standard">
      <style:graphic-properties draw:stroke="none" svg:stroke-color="#000000" draw:fill="none" draw:fill-color="#ffffff" draw:textarea-vertical-align="middle" fo:min-height="1.6cm"/>
      <style:paragraph-properties style:writing-mode="lr-tb"/>
    </style:style>
    <style:style style:name="Mgr24" style:family="graphic" style:parent-style-name="standard">
      <style:graphic-properties draw:stroke="none" svg:stroke-color="#000000" draw:fill="none" draw:fill-color="#ffffff" draw:textarea-vertical-align="middle" fo:min-height="1.347cm" fo:padding-top="0cm" fo:padding-bottom="0cm" fo:padding-left="0cm" fo:padding-right="0cm"/>
      <style:paragraph-properties style:writing-mode="lr-tb"/>
    </style:style>
    <style:style style:name="Mgr25"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26"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27"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gradient" draw:fill-gradient-name="Gradient_20_8" draw:gradient-step-count="0"/>
      <style:paragraph-properties fo:text-align="center"/>
    </style:style>
    <style:style style:name="MP10" style:family="paragraph">
      <loext:graphic-properties draw:fill="solid" draw:fill-color="#808080" draw:gradient-step-count="0" draw:opacity="100%"/>
      <style:paragraph-properties fo:text-align="center"/>
    </style:style>
    <style:style style:name="MP11" style:family="paragraph">
      <loext:graphic-properties draw:fill="solid" draw:fill-color="#eeeeee"/>
      <style:paragraph-properties fo:text-align="center"/>
    </style:style>
    <style:style style:name="MP12" style:family="paragraph">
      <loext:graphic-properties draw:fill="solid" draw:fill-color="#808080" draw:opacity="100%"/>
      <style:paragraph-properties fo:text-align="center"/>
    </style:style>
    <style:style style:name="MP13" style:family="paragraph">
      <loext:graphic-properties draw:fill="solid" draw:fill-color="#cccccc"/>
      <style:paragraph-properties fo:text-align="center"/>
    </style:style>
    <style:style style:name="MP14" style:family="paragraph">
      <loext:graphic-properties draw:fill="solid" draw:fill-color="#b2b2b2"/>
      <style:paragraph-properties fo:text-align="center"/>
    </style:style>
    <style:style style:name="MP15" style:family="paragraph">
      <loext:graphic-properties draw:fill="solid" draw:fill-color="#999999"/>
      <style:paragraph-properties fo:text-align="center"/>
    </style:style>
    <style:style style:name="MP16" style:family="paragraph">
      <loext:graphic-properties draw:fill="solid" draw:fill-color="#ffffff"/>
      <style:paragraph-properties fo:line-height="115%" fo:text-align="center"/>
    </style:style>
    <style:style style:name="MP17" style:family="paragraph">
      <loext:graphic-properties draw:fill="solid" draw:fill-color="#002377"/>
      <style:paragraph-properties fo:line-height="115%" fo:text-align="center"/>
    </style:style>
    <style:style style:name="MP18" style:family="paragraph">
      <loext:graphic-properties draw:fill="solid" draw:fill-color="#c1121f"/>
      <style:paragraph-properties fo:line-height="115%" fo:text-align="center"/>
    </style:style>
    <style:style style:name="MP19" style:family="paragraph">
      <loext:graphic-properties draw:fill="solid" draw:fill-color="#ffffff" draw:opacity="100%"/>
      <style:paragraph-properties fo:line-height="115%" fo:text-align="center"/>
    </style:style>
    <style:style style:name="MP20" style:family="paragraph">
      <loext:graphic-properties draw:fill="solid" draw:fill-color="#c1121f" draw:opacity="100%"/>
      <style:paragraph-properties fo:line-height="115%" fo:text-align="center"/>
    </style:style>
    <style:style style:name="MP21" style:family="paragraph">
      <loext:graphic-properties draw:fill="solid" draw:fill-color="#002377" draw:opacity="100%"/>
      <style:paragraph-properties fo:line-height="115%" fo:text-align="center"/>
    </style:style>
    <style:style style:name="MP22" style:family="paragraph">
      <loext:graphic-properties draw:fill="solid" draw:fill-color="#002377"/>
      <style:paragraph-properties fo:text-align="center"/>
    </style:style>
    <style:style style:name="MP23" style:family="paragraph">
      <loext:graphic-properties draw:fill="solid" draw:fill-color="#ffffff"/>
      <style:paragraph-properties fo:text-align="center"/>
    </style:style>
    <style:style style:name="MP24" style:family="paragraph">
      <loext:graphic-properties draw:fill="solid" draw:fill-color="#c1121f"/>
      <style:paragraph-properties fo:text-align="center"/>
    </style:style>
    <style:style style:name="MP25" style:family="paragraph">
      <loext:graphic-properties draw:fill="solid" draw:fill-color="#ffffff" draw:opacity="100%"/>
      <style:paragraph-properties fo:text-align="center"/>
    </style:style>
    <style:style style:name="MP26" style:family="paragraph">
      <loext:graphic-properties draw:fill="gradient" draw:fill-gradient-name="Gradient_20_11"/>
      <style:paragraph-properties fo:text-align="center"/>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style:font-name="Magneto" fo:font-size="20pt" fo:language="en" fo:country="US" fo:font-weight="normal" style:font-size-asian="20pt" style:font-size-complex="20pt"/>
    </style:style>
    <style:style style:name="MP29" style:family="paragraph">
      <style:paragraph-properties fo:text-align="end"/>
    </style:style>
    <style:style style:name="MP30" style:family="paragraph">
      <loext:graphic-properties draw:fill="none" draw:fill-color="#ffffff"/>
      <style:paragraph-properties fo:text-align="end" style:writing-mode="lr-tb"/>
      <style:text-properties fo:font-size="14pt" fo:font-weight="bold" style:font-size-asian="14pt" style:font-weight-asian="bold" style:font-size-complex="14pt" style:font-weight-complex="bold"/>
    </style:style>
    <style:style style:name="M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2" style:family="paragraph">
      <loext:graphic-properties draw:fill="none" draw:fill-color="#ffffff"/>
      <style:paragraph-properties fo:text-align="end" style:writing-mode="lr-tb"/>
      <style:text-properties fo:color="#7e7e7e" loext:opacity="100%" style:font-name="Open Sans" fo:font-size="14pt" fo:font-weight="normal" style:font-size-asian="14pt" style:font-weight-asian="normal" style:font-size-complex="14pt" style:font-weight-complex="normal"/>
    </style:style>
    <style:style style:name="MP33" style:family="paragraph">
      <style:paragraph-properties fo:text-align="start"/>
    </style:style>
    <style:style style:name="MP34" style:family="paragraph">
      <loext:graphic-properties draw:fill="none" draw:fill-color="#ffffff"/>
      <style:paragraph-properties fo:text-align="start" style:writing-mode="lr-tb"/>
      <style:text-properties fo:color="#7e7e7e" loext:opacity="100%" style:font-name="OpenSymbol3"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style:font-name="Magneto" fo:font-size="20pt" fo:language="en" fo:country="US" fo:font-weight="normal" style:font-size-asian="20pt" style:font-size-complex="20pt"/>
    </style:style>
    <style:style style:name="MT4" style:family="text">
      <style:text-properties style:font-name="Open Sans" fo:font-size="14pt" fo:language="en" fo:country="GB" fo:font-weight="bold" style:font-size-asian="14pt" style:font-weight-asian="bold" style:font-size-complex="14pt" style:font-weight-complex="bold"/>
    </style:style>
    <style:style style:name="MT5" style:family="text">
      <style:text-properties fo:color="#7e7e7e" loext:opacity="100%" style:font-name="Open Sans" fo:font-size="14pt" fo:font-weight="normal" style:font-size-asian="14pt" style:font-weight-asian="normal" style:font-size-complex="14pt" style:font-weight-complex="normal"/>
    </style:style>
    <style:style style:name="MT6" style:family="text">
      <style:text-properties fo:font-variant="normal" fo:text-transform="none" fo:color="#7e7e7e" loext:opacity="100%" style:text-outline="false" style:text-line-through-style="none" style:text-line-through-type="none" style:font-name="OpenSymbol4" fo:font-size="14pt" fo:font-style="normal" fo:text-shadow="none" style:text-underline-style="none" fo:font-weight="bold" style:letter-kerning="true" style:font-name-asian="OpenSymbol4" style:font-size-asian="14pt" style:font-style-asian="normal" style:font-weight-asian="bold" style:font-name-complex="OpenSymbol4" style:font-size-complex="14pt" style:font-style-complex="normal" style:font-weight-complex="bold" style:text-emphasize="none" style:font-relief="none" style:text-overline-style="none" style:text-overline-color="font-color"/>
    </style:style>
    <style:style style:name="MT7" style:family="text">
      <style:text-properties fo:color="#7e7e7e" loext:opacity="100%" style:font-name="OpenSymbol3"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nal 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g>
        <draw:g>
          <draw:g>
            <draw:path draw:style-name="Mgr3" draw:text-style-name="MP9" draw:layer="backgroundobjects" svg:width="3.099cm" svg:height="2cm" svg:x="3.301cm" svg:y="0.984cm" svg:viewBox="0 0 3100 2001" svg:d="M2966 2001h-1787l-1072-571c-36-143-107-283-107-429s71-286 107-429l1072-572h1787c465 0-464 2001 0 2001z">
              <text:p/>
            </draw:path>
            <draw:path draw:style-name="Mgr4" draw:text-style-name="MP10" draw:layer="backgroundobjects" svg:width="3.128cm" svg:height="2.029cm" svg:x="3.286cm" svg:y="0.9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5" draw:text-style-name="MP11" draw:layer="backgroundobjects" svg:width="2.633cm" svg:height="0.45cm" svg:x="3.312cm" svg:y="1.426cm" svg:viewBox="0 0 2634 451" svg:d="M0 451h2634c-108-215-386-554-782-421-585 197-1243 279-1815 279-16 57-28 100-37 142z">
              <text:p/>
            </draw:path>
            <draw:path draw:style-name="Mgr6" draw:text-style-name="MP12" draw:layer="backgroundobjects" svg:width="2.662cm" svg:height="0.479cm" svg:x="3.297cm" svg:y="1.4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7" draw:text-style-name="MP13" draw:layer="backgroundobjects" svg:width="2.702cm" svg:height="0.749cm" svg:x="3.35cm" svg:y="0.984cm" svg:viewBox="0 0 2703 750" svg:d="M1130 0h1573c-465 432-1589 753-2703 750 15-60 39-119 58-178z">
              <text:p/>
            </draw:path>
            <draw:path draw:style-name="Mgr6" draw:text-style-name="MP12" draw:layer="backgroundobjects" svg:width="2.731cm" svg:height="0.778cm" svg:x="3.335cm" svg:y="0.9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8" draw:text-style-name="MP14" draw:layer="backgroundobjects" svg:width="1.137cm" svg:height="0.213cm" svg:x="3.301cm" svg:y="1.877cm" svg:viewBox="0 0 1138 214" svg:d="M1138 0v214h-1126c-4-35-12-70-12-107s7-71 11-107z">
              <text:p/>
            </draw:path>
            <draw:path draw:style-name="Mgr6" draw:text-style-name="MP12" draw:layer="backgroundobjects" svg:width="1.166cm" svg:height="0.242cm" svg:x="3.286cm" svg:y="1.8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9" draw:text-style-name="MP15" draw:layer="backgroundobjects" svg:width="0.245cm" svg:height="1cm" svg:x="6.138cm" svg:y="1.984cm" svg:viewBox="0 0 246 1001" svg:d="M129 0c-72 322-250 1001 0 1001s24-989 0-1001z">
              <text:p/>
            </draw:path>
            <draw:path draw:style-name="Mgr6" draw:text-style-name="MP12" draw:layer="backgroundobjects" svg:width="0.273cm" svg:height="1.029cm" svg:x="6.124cm" svg:y="1.9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5" draw:text-style-name="MP11" draw:layer="backgroundobjects" svg:width="2.633cm" svg:height="0.45cm" svg:x="3.312cm" svg:y="2.092cm" svg:viewBox="0 0 2634 451" svg:d="M0 0h2634c-108 214-386 554-782 421-585-197-1243-279-1815-279-16-57-28-100-37-142z">
              <text:p/>
            </draw:path>
            <draw:path draw:style-name="Mgr6" draw:text-style-name="MP12" draw:layer="backgroundobjects" svg:width="2.662cm" svg:height="0.479cm" svg:x="3.298cm" svg:y="2.0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7" draw:text-style-name="MP13" draw:layer="backgroundobjects" svg:width="2.702cm" svg:height="0.749cm" svg:x="3.35cm" svg:y="2.235cm" svg:viewBox="0 0 2703 750" svg:d="M1130 750h1573c-465-432-1589-752-2703-750 15 60 39 119 58 178z">
              <text:p/>
            </draw:path>
            <draw:path draw:style-name="Mgr6" draw:text-style-name="MP12" draw:layer="backgroundobjects" svg:width="2.731cm" svg:height="0.778cm" svg:x="3.336cm" svg:y="2.2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0" draw:text-style-name="MP16" draw:layer="backgroundobjects" svg:width="0.312cm" svg:height="0.499cm" svg:x="4.187cm" svg:y="2.245cm" svg:viewBox="0 0 313 500" draw:points="227,500 0,500 86,0 313,0 298,87 156,87 137,197 270,197 255,284 122,284 100,413 242,413">
              <text:p/>
            </draw:polygon>
            <draw:path draw:style-name="Mgr10" draw:text-style-name="MP16" draw:layer="backgroundobjects" svg:width="0.304cm" svg:height="0.389cm" svg:x="4.49cm" svg:y="2.355cm" svg:viewBox="0 0 305 390" svg:d="M261 390h-83l38-224c3-15 4-29 4-40 0-28-10-43-30-43-17 0-32 13-46 40-14 26-25 62-33 108l-27 159h-84l66-383h64l-6 71h2c27-52 60-78 98-78 26 0 46 10 60 29s21 46 21 81c0 17-3 37-7 62z">
              <text:p/>
            </draw:path>
            <draw:path draw:style-name="Mgr10" draw:text-style-name="MP16" draw:layer="backgroundobjects" svg:width="0.36cm" svg:height="0.557cm" svg:x="4.791cm" svg:y="2.3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0" draw:text-style-name="MP16" draw:layer="backgroundobjects" svg:width="0.174cm" svg:height="0.532cm" svg:x="5.14cm" svg:y="2.212cm" svg:viewBox="0 0 175 533" draw:points="84,533 0,533 92,0 175,0">
              <text:p/>
            </draw:polygon>
            <draw:path draw:style-name="Mgr10" draw:text-style-name="MP16" draw:layer="backgroundobjects" svg:width="0.17cm" svg:height="0.532cm" svg:x="5.309cm" svg:y="2.212cm" svg:viewBox="0 0 171 533" svg:d="M79 60c0-20 5-35 13-45 9-10 22-15 38-15 13 0 24 4 31 11s10 17 10 30c0 18-4 33-12 44-8 12-21 17-38 17-28 0-42-14-42-42zM84 533h-84l66-383h83z">
              <text:p/>
            </draw:path>
            <draw:path draw:style-name="Mgr10" draw:text-style-name="MP16" draw:layer="backgroundobjects" svg:width="0.25cm" svg:height="0.396cm" svg:x="5.474cm" svg:y="2.3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0" draw:text-style-name="MP16" draw:layer="backgroundobjects" svg:width="0.304cm" svg:height="0.532cm" svg:x="5.748cm" svg:y="2.212cm" svg:viewBox="0 0 305 533" svg:d="M261 533h-83l38-224c3-16 4-29 4-41 0-28-10-42-30-42-17 0-32 13-46 39s-25 62-33 109l-27 159h-84l92-533h83c-7 41-12 73-16 95s-12 57-24 106h2c11-18 24-32 38-42 14-11 31-16 49-16 26 0 46 9 60 28s21 46 21 82c0 17-3 37-7 62z">
              <text:p/>
            </draw:path>
          </draw:g>
          <draw:g>
            <draw:polygon draw:style-name="Mgr11" draw:text-style-name="MP17" draw:layer="backgroundobjects" svg:width="0.312cm" svg:height="0.499cm" svg:x="4.151cm" svg:y="2.221cm" svg:viewBox="0 0 313 500" draw:points="227,500 0,500 86,0 313,0 298,87 156,87 137,197 270,197 255,284 122,284 100,413 242,413">
              <text:p/>
            </draw:polygon>
            <draw:path draw:style-name="Mgr12" draw:text-style-name="MP18" draw:layer="backgroundobjects" svg:width="0.304cm" svg:height="0.389cm" svg:x="4.454cm" svg:y="2.331cm" svg:viewBox="0 0 305 390" svg:d="M261 390h-83l38-224c3-15 4-29 4-40 0-28-10-43-30-43-17 0-32 13-46 40-14 26-25 62-33 108l-27 159h-84l66-383h64l-6 71h2c27-52 60-78 98-78 26 0 46 10 60 29s21 46 21 81c0 17-3 37-7 62z">
              <text:p/>
            </draw:path>
            <draw:path draw:style-name="Mgr11" draw:text-style-name="MP17" draw:layer="backgroundobjects" svg:width="0.36cm" svg:height="0.557cm" svg:x="4.755cm" svg:y="2.3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2" draw:text-style-name="MP18" draw:layer="backgroundobjects" svg:width="0.174cm" svg:height="0.532cm" svg:x="5.104cm" svg:y="2.189cm" svg:viewBox="0 0 175 533" draw:points="84,533 0,533 92,0 175,0">
              <text:p/>
            </draw:polygon>
            <draw:path draw:style-name="Mgr11" draw:text-style-name="MP17" draw:layer="backgroundobjects" svg:width="0.17cm" svg:height="0.532cm" svg:x="5.273cm" svg:y="2.189cm" svg:viewBox="0 0 171 533" svg:d="M79 60c0-20 5-35 13-45 9-10 22-15 38-15 13 0 24 4 31 11s10 17 10 30c0 18-4 33-12 44-8 12-21 17-38 17-28 0-42-14-42-42zM84 533h-84l66-383h83z">
              <text:p/>
            </draw:path>
            <draw:path draw:style-name="Mgr12" draw:text-style-name="MP18" draw:layer="backgroundobjects" svg:width="0.25cm" svg:height="0.396cm" svg:x="5.438cm" svg:y="2.3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1" draw:text-style-name="MP17" draw:layer="backgroundobjects" svg:width="0.304cm" svg:height="0.532cm" svg:x="5.712cm" svg:y="2.1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3" draw:text-style-name="MP19" draw:layer="backgroundobjects" svg:width="0.267cm" svg:height="0.464cm" svg:x="4.008cm" svg:y="1.328cm" svg:viewBox="0 0 268 465" draw:points="102,465 25,465 89,82 0,82 14,0 268,0 255,82 166,82">
              <text:p/>
            </draw:polygon>
            <draw:path draw:style-name="Mgr13" draw:text-style-name="MP19" draw:layer="backgroundobjects" svg:width="0.251cm" svg:height="0.368cm" svg:x="4.262cm" svg:y="1.4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3" draw:text-style-name="MP19" draw:layer="backgroundobjects" svg:width="0.231cm" svg:height="0.368cm" svg:x="4.5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5cm" svg:height="0.494cm" svg:x="4.786cm" svg:y="1.298cm" svg:viewBox="0 0 276 495" svg:d="M237 495h-76l35-208c2-14 4-27 4-38 0-26-9-39-28-39-15 0-29 12-42 36-12 24-22 58-29 101l-25 148h-76l83-495h76c-6 38-12 68-15 88-4 21-11 54-22 99h2c11-17 22-30 35-40s28-15 44-15c24 0 42 9 54 27 13 18 19 43 19 76 0 15-2 34-6 57z">
              <text:p/>
            </draw:path>
            <draw:path draw:style-name="Mgr13" draw:text-style-name="MP19" draw:layer="backgroundobjects" svg:width="0.275cm" svg:height="0.361cm" svg:x="5.097cm" svg:y="1.43cm" svg:viewBox="0 0 276 362" svg:d="M237 362h-76l35-207c2-15 4-28 4-38 0-26-9-39-28-39-15 0-29 12-42 36-12 24-22 58-29 101l-25 147h-76l60-355h58l-6 66h2c24-49 54-73 89-73 24 0 42 9 54 27 13 17 19 43 19 75 0 16-2 35-6 58z">
              <text:p/>
            </draw:path>
            <draw:path draw:style-name="Mgr13" draw:text-style-name="MP19" draw:layer="backgroundobjects" svg:width="0.154cm" svg:height="0.494cm" svg:x="5.409cm" svg:y="1.298cm" svg:viewBox="0 0 155 495" svg:d="M72 56c0-18 4-32 12-42 8-9 19-14 34-14 12 0 21 3 28 10 6 6 9 16 9 28 0 17-3 31-11 41-7 11-19 16-34 16-25 0-38-13-38-39zM76 495h-76l60-356h76z">
              <text:p/>
            </draw:path>
            <draw:path draw:style-name="Mgr13" draw:text-style-name="MP19" draw:layer="backgroundobjects" svg:width="0.231cm" svg:height="0.368cm" svg:x="5.57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4cm" svg:height="0.368cm" svg:x="5.825cm" svg:y="1.4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3" draw:text-style-name="MP19" draw:layer="backgroundobjects" svg:width="0.158cm" svg:height="0.494cm" svg:x="6.118cm" svg:y="1.298cm" svg:viewBox="0 0 159 495" draw:points="76,495 0,495 83,0 159,0">
              <text:p/>
            </draw:polygon>
          </draw:g>
          <draw:g>
            <draw:polygon draw:style-name="Mgr14" draw:text-style-name="MP20" draw:layer="backgroundobjects" svg:width="0.267cm" svg:height="0.464cm" svg:x="3.977cm" svg:y="1.307cm" svg:viewBox="0 0 268 465" draw:points="102,465 25,465 89,82 0,82 14,0 268,0 255,82 166,82">
              <text:p/>
            </draw:polygon>
            <draw:path draw:style-name="Mgr15" draw:text-style-name="MP21" draw:layer="backgroundobjects" svg:width="0.251cm" svg:height="0.368cm" svg:x="4.231cm" svg:y="1.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4" draw:text-style-name="MP20" draw:layer="backgroundobjects" svg:width="0.231cm" svg:height="0.368cm" svg:x="4.519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5cm" svg:height="0.494cm" svg:x="4.755cm" svg:y="1.277cm" svg:viewBox="0 0 276 495" svg:d="M237 495h-76l35-208c2-14 4-27 4-38 0-26-9-39-28-39-15 0-29 12-42 36-12 24-22 58-29 101l-25 148h-76l83-495h76c-6 38-12 68-15 88-4 21-11 54-22 99h2c11-17 22-30 35-40s28-15 44-15c24 0 42 9 54 27 13 18 19 43 19 76 0 15-2 34-6 57z">
              <text:p/>
            </draw:path>
            <draw:path draw:style-name="Mgr14" draw:text-style-name="MP20" draw:layer="backgroundobjects" svg:width="0.275cm" svg:height="0.361cm" svg:x="5.067cm" svg:y="1.41cm" svg:viewBox="0 0 276 362" svg:d="M237 362h-76l35-207c2-15 4-28 4-38 0-26-9-39-28-39-15 0-29 12-42 36-12 24-22 58-29 101l-25 147h-76l60-355h58l-6 66h2c24-49 54-73 89-73 24 0 42 9 54 27 13 17 19 43 19 75 0 16-2 35-6 58z">
              <text:p/>
            </draw:path>
            <draw:path draw:style-name="Mgr15" draw:text-style-name="MP21" draw:layer="backgroundobjects" svg:width="0.154cm" svg:height="0.494cm" svg:x="5.378cm" svg:y="1.277cm" svg:viewBox="0 0 155 495" svg:d="M72 56c0-18 4-32 12-42 8-9 19-14 34-14 12 0 21 3 28 10 6 6 9 16 9 28 0 17-3 31-11 41-7 11-19 16-34 16-25 0-38-13-38-39zM76 495h-76l60-356h76z">
              <text:p/>
            </draw:path>
            <draw:path draw:style-name="Mgr14" draw:text-style-name="MP20" draw:layer="backgroundobjects" svg:width="0.231cm" svg:height="0.368cm" svg:x="5.545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4cm" svg:height="0.368cm" svg:x="5.794cm" svg:y="1.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4" draw:text-style-name="MP20" draw:layer="backgroundobjects" svg:width="0.158cm" svg:height="0.494cm" svg:x="6.087cm" svg:y="1.277cm" svg:viewBox="0 0 159 495" draw:points="76,495 0,495 83,0 159,0">
              <text:p/>
            </draw:polygon>
          </draw:g>
        </draw:g>
        <draw:g>
          <draw:circle draw:style-name="Mgr16" draw:text-style-name="MP22" draw:layer="backgroundobjects" svg:width="2.14cm" svg:height="2.14cm" svg:x="0.908cm" svg:y="0.914cm">
            <text:p/>
          </draw:circle>
          <draw:path draw:style-name="Mgr17" draw:text-style-name="MP23" draw:layer="backgroundobjects" svg:width="2.139cm" svg:height="2.139cm" svg:x="0.908cm" svg:y="0.9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18" draw:text-style-name="MP24" draw:layer="backgroundobjects" svg:width="0.555cm" svg:height="0.06cm" draw:transform="skewX (-0.00244346095279202) rotate (-0.785398163397449) translate (1.29928027681661cm 1.30528027681661cm)" svg:viewBox="0 0 556 61" draw:points="0,0 556,0 511,61 13,13">
            <text:p/>
          </draw:polygon>
          <draw:polygon draw:style-name="Mgr18" draw:text-style-name="MP24" draw:layer="backgroundobjects" svg:width="0.555cm" svg:height="0.06cm" draw:transform="skewX (0.00244346095279215) rotate (2.35619449019234) translate (2.65736233316856cm 2.66336233316856cm)" svg:viewBox="0 0 556 61" draw:points="0,0 556,0 512,61 13,13">
            <text:p/>
          </draw:polygon>
          <draw:polygon draw:style-name="Mgr18" draw:text-style-name="MP24" draw:layer="backgroundobjects" svg:width="0.555cm" svg:height="0.06cm" draw:transform="rotate (0.785398163397448) translate (1.29928027681661cm 2.66336233316856cm)" svg:viewBox="0 0 556 61" draw:points="0,0 556,0 511,61 13,13">
            <text:p/>
          </draw:polygon>
          <draw:polygon draw:style-name="Mgr18" draw:text-style-name="MP24" draw:layer="backgroundobjects" svg:width="0.555cm" svg:height="0.06cm" draw:transform="rotate (-2.35619449019235) translate (2.65700494315373cm 1.30528027681661cm)" svg:viewBox="0 0 556 61" draw:points="0,0 556,0 511,61 13,13">
            <text:p/>
          </draw:polygon>
          <draw:path draw:style-name="Mgr19" draw:text-style-name="MP24" draw:layer="backgroundobjects" svg:width="2.139cm" svg:height="2.139cm" svg:x="0.908cm" svg:y="0.914cm" svg:viewBox="0 0 2140 2140" svg:d="M1267 873l866 64c5 43 7 87 7 133s-2 90-7 133l-866 64-64 866c-43 5-87 7-133 7s-90-2-133-7l-64-866-866-64c-5-43-7-87-7-133s2-90 7-133l866-64 64-866c43-5 87-7 133-7s90 2 133 7z">
            <text:p/>
          </draw:path>
          <draw:path draw:style-name="Mgr20" draw:text-style-name="MP25" draw:layer="backgroundobjects" svg:width="2.168cm" svg:height="2.168cm" svg:x="0.894cm" svg:y="0.9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1" draw:text-style-name="MP15" draw:layer="backgroundobjects" svg:width="0.992cm" svg:height="0.304cm" draw:transform="rotate (1.69523830246209) translate (6.76622557271453cm 2.00622620054139cm)" svg:viewBox="0 0 993 305" svg:d="M0 50c269 1 1030-173 992 124-37 298-707 13-992-124z">
        <text:p/>
      </draw:path>
      <draw:path draw:style-name="Mgr22" draw:text-style-name="MP26" draw:layer="backgroundobjects" svg:width="19.906cm" svg:height="1.999cm" svg:x="6.701cm" svg:y="1cm" svg:viewBox="0 0 19907 2000" svg:d="M115 2000c-400 0 400-2000 0-2000 4333 0 15392 0 19792 0 0 667 0 1333 0 2000-4400 0-15459 0-19792 0z">
        <text:p/>
      </draw:path>
      <draw:frame draw:style-name="Mgr23" draw:text-style-name="MP28" draw:layer="backgroundobjects" svg:width="7cm" svg:height="1.85cm" svg:x="8.6cm" svg:y="1cm">
        <draw:text-box>
          <text:p text:style-name="MP27"><text:span text:style-name="MT3">Programming</text:span><text:span text:style-name="MT3"><text:line-break/></text:span><text:span text:style-name="MT3">with Mosh</text:span></text:p>
        </draw:text-box>
      </draw:frame>
      <draw:frame draw:style-name="Mgr24" draw:text-style-name="MP30" draw:layer="backgroundobjects" svg:width="10.6cm" svg:height="1.347cm" svg:x="15.8cm" svg:y="1.261cm">
        <draw:text-box>
          <text:p text:style-name="MP29"><text:span text:style-name="MT4">Object-oriented programming in 7 minutes</text:span></text:p>
        </draw:text-box>
      </draw:frame>
      <draw:frame draw:style-name="Mgr25" draw:text-style-name="MP31" draw:layer="backgroundobjects" svg:width="1.417cm" svg:height="1.153cm" draw:transform="skewX (-0.00174532925199436) rotate (-0.27087509990952) translate (25.707cm 19.4cm)">
        <draw:image xlink:href="Pictures/100000000000024F000001E0D67429AC811386A9.jpg" xlink:type="simple" xlink:show="embed" xlink:actuate="onLoad" draw:mime-type="image/jpeg">
          <text:p/>
        </draw:image>
      </draw:frame>
      <draw:frame draw:style-name="Mgr26" draw:text-style-name="MP32" draw:layer="backgroundobjects" svg:width="1.8cm" svg:height="0.8cm" svg:x="22.4cm" svg:y="19.8cm">
        <draw:text-box>
          <text:p text:style-name="MP29"><text:span text:style-name="MT5">Folio</text:span></text:p>
        </draw:text-box>
      </draw:frame>
      <draw:frame draw:style-name="Mgr27" draw:text-style-name="MP34" draw:layer="backgroundobjects" svg:width="1.8cm" svg:height="0.96cm" svg:x="2cm" svg:y="19.8cm">
        <draw:text-box>
          <text:p text:style-name="MP33"><text:span text:style-name="MT6">► </text:span><text:span text:style-name="MT7">§</text:span></text:p>
        </draw:text-box>
      </draw:frame>
      <draw:frame draw:style-name="Mgr28" draw:text-style-name="MP8" draw:layer="backgroundobjects" svg:width="1.705cm" svg:height="1.705cm" svg:x="7.296cm" svg:y="1.146cm">
        <draw:image xlink:href="Pictures/10000001000000B0000000B0A4D41C227492DAD6.png" xlink:type="simple" xlink:show="embed" xlink:actuate="onLoad" draw:mime-type="image/png">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2-04-05T22:34:26.110628007</dc:date>
    <meta:editing-duration>PT19H45M34S</meta:editing-duration>
    <meta:editing-cycles>156</meta:editing-cycles>
    <meta:generator>LibreOffice/7.3.2.2$Linux_X86_64 LibreOffice_project/30$Build-2</meta:generator>
    <meta:document-statistic meta:object-count="254"/>
  </office:meta>
</office:document-meta>
</file>